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chapter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9" calcext:value-type="float">
            <text:p>-49</text:p>
          </table:table-cell>
          <table:table-cell office:value-type="float" office:value="49" calcext:value-type="float">
            <text:p>49</text:p>
          </table:table-cell>
          <table:table-cell office:value-type="float" office:value="-49" calcext:value-type="float">
            <text:p>-49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-99" calcext:value-type="float">
            <text:p>-99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/>
        </table:table-row>
      </table:table>
      <table:table table:name="human-readable" table:style-name="ta1">
        <table:table-column table:style-name="co4" table:number-columns-repeated="12" table:default-cell-style-name="Default"/>
        <table:table-row table:style-name="ro2">
          <table:table-cell office:value-type="string" calcext:value-type="string">
            <text:p>function</text:p>
          </table:table-cell>
          <table:table-cell office:value-type="string" calcext:value-type="string">
            <text:p>low 1<text:span text:style-name="T1">st</text:span></text:p>
          </table:table-cell>
          <table:table-cell office:value-type="string" calcext:value-type="string">
            <text:p>high 1<text:span text:style-name="T1">st</text:span></text:p>
          </table:table-cell>
          <table:table-cell office:value-type="string" calcext:value-type="string">
            <text:p>low 2<text:span text:style-name="T1">nd</text:span></text:p>
          </table:table-cell>
          <table:table-cell office:value-type="string" calcext:value-type="string">
            <text:p>high 2<text:span text:style-name="T1">nd</text:span></text:p>
          </table:table-cell>
          <table:table-cell office:value-type="string" calcext:value-type="string">
            <text:p>repetitions</text:p>
          </table:table-cell>
          <table:table-cell office:value-type="string" calcext:value-type="string">
            <text:p>low answer</text:p>
          </table:table-cell>
          <table:table-cell office:value-type="string" calcext:value-type="string">
            <text:p>high answer</text:p>
          </table:table-cell>
          <table:table-cell office:value-type="string" calcext:value-type="string">
            <text:p>lesson number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VLOOKUP(VALUE([$chapter1.A1]);[.K$1:.L$6];2)" office:value-type="float" office:value="0" calcext:value-type="float">
            <text:p/>
          </table:table-cell>
          <table:table-cell table:formula="of:=IF([chapter1.B1]=&quot;&quot;;&quot;&quot;;[chapter1.B1])">
            <text:p/>
          </table:table-cell>
          <table:table-cell table:formula="of:=IF([chapter1.C1]=&quot;&quot;;&quot;&quot;;[chapter1.C1])">
            <text:p/>
          </table:table-cell>
          <table:table-cell table:formula="of:=IF([chapter1.D1]=&quot;&quot;;&quot;&quot;;[chapter1.D1])">
            <text:p/>
          </table:table-cell>
          <table:table-cell table:formula="of:=IF([chapter1.E1]=&quot;&quot;;&quot;&quot;;[chapter1.E1])">
            <text:p/>
          </table:table-cell>
          <table:table-cell table:formula="of:=IF([chapter1.F1]=&quot;&quot;;&quot;&quot;;[chapter1.F1])">
            <text:p/>
          </table:table-cell>
          <table:table-cell table:formula="of:=IF([chapter1.G1]=&quot;&quot;;&quot;&quot;;[chapter1.G1])">
            <text:p/>
          </table:table-cell>
          <table:table-cell table:formula="of:=IF([chapter1.H1]=&quot;&quot;;&quot;&quot;;[chapter1.H1])">
            <text:p/>
          </table:table-cell>
          <table:table-cell table:formula="of:=IF([chapter1.I1]=&quot;&quot;;&quot;&quot;;[chapter1.I1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crement</text:p>
          </table:table-cell>
        </table:table-row>
        <table:table-row table:style-name="ro1">
          <table:table-cell table:formula="of:=VLOOKUP(VALUE([$chapter1.A2]);[.K$1:.L$6];2)" office:value-type="string" office:string-value="increment" calcext:value-type="string">
            <text:p>increment</text:p>
          </table:table-cell>
          <table:table-cell table:formula="of:=IF([chapter1.B2]=&quot;&quot;;&quot;&quot;;[chapter1.B2])" office:value-type="float" office:value="0" calcext:value-type="float">
            <text:p>0</text:p>
          </table:table-cell>
          <table:table-cell table:formula="of:=IF([chapter1.C2]=&quot;&quot;;&quot;&quot;;[chapter1.C2])" office:value-type="float" office:value="8" calcext:value-type="float">
            <text:p>8</text:p>
          </table:table-cell>
          <table:table-cell table:formula="of:=IF([chapter1.D2]=&quot;&quot;;&quot;&quot;;[chapter1.D2])">
            <text:p/>
          </table:table-cell>
          <table:table-cell table:formula="of:=IF([chapter1.E2]=&quot;&quot;;&quot;&quot;;[chapter1.E2])">
            <text:p/>
          </table:table-cell>
          <table:table-cell table:formula="of:=IF([chapter1.F2]=&quot;&quot;;&quot;&quot;;[chapter1.F2])">
            <text:p/>
          </table:table-cell>
          <table:table-cell table:formula="of:=IF([chapter1.G2]=&quot;&quot;;&quot;&quot;;[chapter1.G2])" office:value-type="float" office:value="0" calcext:value-type="float">
            <text:p>0</text:p>
          </table:table-cell>
          <table:table-cell table:formula="of:=IF([chapter1.H2]=&quot;&quot;;&quot;&quot;;[chapter1.H2])" office:value-type="float" office:value="1" calcext:value-type="float">
            <text:p>1</text:p>
          </table:table-cell>
          <table:table-cell table:formula="of:=IF([chapter1.I2]=&quot;&quot;;&quot;&quot;;[chapter1.I2])">
            <text:p/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crement</text:p>
          </table:table-cell>
        </table:table-row>
        <table:table-row table:style-name="ro1">
          <table:table-cell table:formula="of:=VLOOKUP(VALUE([$chapter1.A3]);[.K$1:.L$6];2)" office:value-type="string" office:string-value="decrement" calcext:value-type="string">
            <text:p>decrement</text:p>
          </table:table-cell>
          <table:table-cell table:formula="of:=IF([chapter1.B3]=&quot;&quot;;&quot;&quot;;[chapter1.B3])" office:value-type="float" office:value="9" calcext:value-type="float">
            <text:p>9</text:p>
          </table:table-cell>
          <table:table-cell table:formula="of:=IF([chapter1.C3]=&quot;&quot;;&quot;&quot;;[chapter1.C3])" office:value-type="float" office:value="1" calcext:value-type="float">
            <text:p>1</text:p>
          </table:table-cell>
          <table:table-cell table:formula="of:=IF([chapter1.D3]=&quot;&quot;;&quot;&quot;;[chapter1.D3])">
            <text:p/>
          </table:table-cell>
          <table:table-cell table:formula="of:=IF([chapter1.E3]=&quot;&quot;;&quot;&quot;;[chapter1.E3])">
            <text:p/>
          </table:table-cell>
          <table:table-cell table:formula="of:=IF([chapter1.F3]=&quot;&quot;;&quot;&quot;;[chapter1.F3])">
            <text:p/>
          </table:table-cell>
          <table:table-cell table:formula="of:=IF([chapter1.G3]=&quot;&quot;;&quot;&quot;;[chapter1.G3])" office:value-type="float" office:value="0" calcext:value-type="float">
            <text:p>0</text:p>
          </table:table-cell>
          <table:table-cell table:formula="of:=IF([chapter1.H3]=&quot;&quot;;&quot;&quot;;[chapter1.H3])" office:value-type="float" office:value="2" calcext:value-type="float">
            <text:p>2</text:p>
          </table:table-cell>
          <table:table-cell table:formula="of:=IF([chapter1.I3]=&quot;&quot;;&quot;&quot;;[chapter1.I3])">
            <text:p/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table:formula="of:=VLOOKUP(VALUE([$chapter1.A4]);[.K$1:.L$6];2)" office:value-type="string" office:string-value="increment" calcext:value-type="string">
            <text:p>increment</text:p>
          </table:table-cell>
          <table:table-cell table:formula="of:=IF([chapter1.B4]=&quot;&quot;;&quot;&quot;;[chapter1.B4])" office:value-type="float" office:value="0" calcext:value-type="float">
            <text:p>0</text:p>
          </table:table-cell>
          <table:table-cell table:formula="of:=IF([chapter1.C4]=&quot;&quot;;&quot;&quot;;[chapter1.C4])" office:value-type="float" office:value="8" calcext:value-type="float">
            <text:p>8</text:p>
          </table:table-cell>
          <table:table-cell table:formula="of:=IF([chapter1.D4]=&quot;&quot;;&quot;&quot;;[chapter1.D4])">
            <text:p/>
          </table:table-cell>
          <table:table-cell table:formula="of:=IF([chapter1.E4]=&quot;&quot;;&quot;&quot;;[chapter1.E4])">
            <text:p/>
          </table:table-cell>
          <table:table-cell table:formula="of:=IF([chapter1.F4]=&quot;&quot;;&quot;&quot;;[chapter1.F4])" office:value-type="float" office:value="15" calcext:value-type="float">
            <text:p>15</text:p>
          </table:table-cell>
          <table:table-cell table:formula="of:=IF([chapter1.G4]=&quot;&quot;;&quot;&quot;;[chapter1.G4])" office:value-type="float" office:value="0" calcext:value-type="float">
            <text:p>0</text:p>
          </table:table-cell>
          <table:table-cell table:formula="of:=IF([chapter1.H4]=&quot;&quot;;&quot;&quot;;[chapter1.H4])" office:value-type="float" office:value="9" calcext:value-type="float">
            <text:p>9</text:p>
          </table:table-cell>
          <table:table-cell table:formula="of:=IF([chapter1.I4]=&quot;&quot;;&quot;&quot;;[chapter1.I4])">
            <text:p/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gate</text:p>
          </table:table-cell>
        </table:table-row>
        <table:table-row table:style-name="ro1">
          <table:table-cell table:formula="of:=VLOOKUP(VALUE([$chapter1.A5]);[.K$1:.L$6];2)" office:value-type="string" office:string-value="decrement" calcext:value-type="string">
            <text:p>decrement</text:p>
          </table:table-cell>
          <table:table-cell table:formula="of:=IF([chapter1.B5]=&quot;&quot;;&quot;&quot;;[chapter1.B5])" office:value-type="float" office:value="1" calcext:value-type="float">
            <text:p>1</text:p>
          </table:table-cell>
          <table:table-cell table:formula="of:=IF([chapter1.C5]=&quot;&quot;;&quot;&quot;;[chapter1.C5])" office:value-type="float" office:value="9" calcext:value-type="float">
            <text:p>9</text:p>
          </table:table-cell>
          <table:table-cell table:formula="of:=IF([chapter1.D5]=&quot;&quot;;&quot;&quot;;[chapter1.D5])">
            <text:p/>
          </table:table-cell>
          <table:table-cell table:formula="of:=IF([chapter1.E5]=&quot;&quot;;&quot;&quot;;[chapter1.E5])">
            <text:p/>
          </table:table-cell>
          <table:table-cell table:formula="of:=IF([chapter1.F5]=&quot;&quot;;&quot;&quot;;[chapter1.F5])" office:value-type="float" office:value="15" calcext:value-type="float">
            <text:p>15</text:p>
          </table:table-cell>
          <table:table-cell table:formula="of:=IF([chapter1.G5]=&quot;&quot;;&quot;&quot;;[chapter1.G5])" office:value-type="float" office:value="0" calcext:value-type="float">
            <text:p>0</text:p>
          </table:table-cell>
          <table:table-cell table:formula="of:=IF([chapter1.H5]=&quot;&quot;;&quot;&quot;;[chapter1.H5])" office:value-type="float" office:value="9" calcext:value-type="float">
            <text:p>9</text:p>
          </table:table-cell>
          <table:table-cell table:formula="of:=IF([chapter1.I5]=&quot;&quot;;&quot;&quot;;[chapter1.I5])">
            <text:p/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ultiply</text:p>
          </table:table-cell>
        </table:table-row>
        <table:table-row table:style-name="ro1">
          <table:table-cell table:formula="of:=VLOOKUP(VALUE([$chapter1.A6]);[.K$1:.L$6];2)" office:value-type="float" office:value="0" calcext:value-type="float">
            <text:p/>
          </table:table-cell>
          <table:table-cell table:formula="of:=IF([chapter1.B6]=&quot;&quot;;&quot;&quot;;[chapter1.B6])">
            <text:p/>
          </table:table-cell>
          <table:table-cell table:formula="of:=IF([chapter1.C6]=&quot;&quot;;&quot;&quot;;[chapter1.C6])">
            <text:p/>
          </table:table-cell>
          <table:table-cell table:formula="of:=IF([chapter1.D6]=&quot;&quot;;&quot;&quot;;[chapter1.D6])">
            <text:p/>
          </table:table-cell>
          <table:table-cell table:formula="of:=IF([chapter1.E6]=&quot;&quot;;&quot;&quot;;[chapter1.E6])">
            <text:p/>
          </table:table-cell>
          <table:table-cell table:formula="of:=IF([chapter1.F6]=&quot;&quot;;&quot;&quot;;[chapter1.F6])">
            <text:p/>
          </table:table-cell>
          <table:table-cell table:formula="of:=IF([chapter1.G6]=&quot;&quot;;&quot;&quot;;[chapter1.G6])">
            <text:p/>
          </table:table-cell>
          <table:table-cell table:formula="of:=IF([chapter1.H6]=&quot;&quot;;&quot;&quot;;[chapter1.H6])">
            <text:p/>
          </table:table-cell>
          <table:table-cell table:formula="of:=IF([chapter1.I6]=&quot;&quot;;&quot;&quot;;[chapter1.I6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formula="of:=VLOOKUP(VALUE([$chapter1.A7]);[.K$1:.L$6];2)" office:value-type="string" office:string-value="add" calcext:value-type="string">
            <text:p>add</text:p>
          </table:table-cell>
          <table:table-cell table:formula="of:=IF([chapter1.B7]=&quot;&quot;;&quot;&quot;;[chapter1.B7])" office:value-type="float" office:value="0" calcext:value-type="float">
            <text:p>0</text:p>
          </table:table-cell>
          <table:table-cell table:formula="of:=IF([chapter1.C7]=&quot;&quot;;&quot;&quot;;[chapter1.C7])">
            <text:p/>
          </table:table-cell>
          <table:table-cell table:formula="of:=IF([chapter1.D7]=&quot;&quot;;&quot;&quot;;[chapter1.D7])" office:value-type="float" office:value="0" calcext:value-type="float">
            <text:p>0</text:p>
          </table:table-cell>
          <table:table-cell table:formula="of:=IF([chapter1.E7]=&quot;&quot;;&quot;&quot;;[chapter1.E7])">
            <text:p/>
          </table:table-cell>
          <table:table-cell table:formula="of:=IF([chapter1.F7]=&quot;&quot;;&quot;&quot;;[chapter1.F7])">
            <text:p/>
          </table:table-cell>
          <table:table-cell table:formula="of:=IF([chapter1.G7]=&quot;&quot;;&quot;&quot;;[chapter1.G7])" office:value-type="float" office:value="0" calcext:value-type="float">
            <text:p>0</text:p>
          </table:table-cell>
          <table:table-cell table:formula="of:=IF([chapter1.H7]=&quot;&quot;;&quot;&quot;;[chapter1.H7])" office:value-type="float" office:value="1" calcext:value-type="float">
            <text:p>1</text:p>
          </table:table-cell>
          <table:table-cell table:formula="of:=IF([chapter1.I7]=&quot;&quot;;&quot;&quot;;[chapter1.I7])">
            <text:p/>
          </table:table-cell>
          <table:table-cell/>
          <table:table-cell office:value-type="string" calcext:value-type="string">
            <text:p>a range with no repetitions specified is iterated as a series</text:p>
          </table:table-cell>
          <table:table-cell/>
        </table:table-row>
        <table:table-row table:style-name="ro1">
          <table:table-cell table:formula="of:=VLOOKUP(VALUE([$chapter1.A8]);[.K$1:.L$6];2)" office:value-type="string" office:string-value="add" calcext:value-type="string">
            <text:p>add</text:p>
          </table:table-cell>
          <table:table-cell table:formula="of:=IF([chapter1.B8]=&quot;&quot;;&quot;&quot;;[chapter1.B8])" office:value-type="float" office:value="0" calcext:value-type="float">
            <text:p>0</text:p>
          </table:table-cell>
          <table:table-cell table:formula="of:=IF([chapter1.C8]=&quot;&quot;;&quot;&quot;;[chapter1.C8])">
            <text:p/>
          </table:table-cell>
          <table:table-cell table:formula="of:=IF([chapter1.D8]=&quot;&quot;;&quot;&quot;;[chapter1.D8])" office:value-type="float" office:value="1" calcext:value-type="float">
            <text:p>1</text:p>
          </table:table-cell>
          <table:table-cell table:formula="of:=IF([chapter1.E8]=&quot;&quot;;&quot;&quot;;[chapter1.E8])">
            <text:p/>
          </table:table-cell>
          <table:table-cell table:formula="of:=IF([chapter1.F8]=&quot;&quot;;&quot;&quot;;[chapter1.F8])">
            <text:p/>
          </table:table-cell>
          <table:table-cell table:formula="of:=IF([chapter1.G8]=&quot;&quot;;&quot;&quot;;[chapter1.G8])" office:value-type="float" office:value="0" calcext:value-type="float">
            <text:p>0</text:p>
          </table:table-cell>
          <table:table-cell table:formula="of:=IF([chapter1.H8]=&quot;&quot;;&quot;&quot;;[chapter1.H8])" office:value-type="float" office:value="2" calcext:value-type="float">
            <text:p>2</text:p>
          </table:table-cell>
          <table:table-cell table:formula="of:=IF([chapter1.I8]=&quot;&quot;;&quot;&quot;;[chapter1.I8])">
            <text:p/>
          </table:table-cell>
          <table:table-cell/>
          <table:table-cell office:value-type="string" calcext:value-type="string">
            <text:p>if no fake_answer range is specified, it is generated</text:p>
          </table:table-cell>
          <table:table-cell/>
        </table:table-row>
        <table:table-row table:style-name="ro1">
          <table:table-cell table:formula="of:=VLOOKUP(VALUE([$chapter1.A9]);[.K$1:.L$6];2)" office:value-type="string" office:string-value="add" calcext:value-type="string">
            <text:p>add</text:p>
          </table:table-cell>
          <table:table-cell table:formula="of:=IF([chapter1.B9]=&quot;&quot;;&quot;&quot;;[chapter1.B9])" office:value-type="float" office:value="1" calcext:value-type="float">
            <text:p>1</text:p>
          </table:table-cell>
          <table:table-cell table:formula="of:=IF([chapter1.C9]=&quot;&quot;;&quot;&quot;;[chapter1.C9])">
            <text:p/>
          </table:table-cell>
          <table:table-cell table:formula="of:=IF([chapter1.D9]=&quot;&quot;;&quot;&quot;;[chapter1.D9])" office:value-type="float" office:value="0" calcext:value-type="float">
            <text:p>0</text:p>
          </table:table-cell>
          <table:table-cell table:formula="of:=IF([chapter1.E9]=&quot;&quot;;&quot;&quot;;[chapter1.E9])">
            <text:p/>
          </table:table-cell>
          <table:table-cell table:formula="of:=IF([chapter1.F9]=&quot;&quot;;&quot;&quot;;[chapter1.F9])">
            <text:p/>
          </table:table-cell>
          <table:table-cell table:formula="of:=IF([chapter1.G9]=&quot;&quot;;&quot;&quot;;[chapter1.G9])" office:value-type="float" office:value="0" calcext:value-type="float">
            <text:p>0</text:p>
          </table:table-cell>
          <table:table-cell table:formula="of:=IF([chapter1.H9]=&quot;&quot;;&quot;&quot;;[chapter1.H9])" office:value-type="float" office:value="2" calcext:value-type="float">
            <text:p>2</text:p>
          </table:table-cell>
          <table:table-cell table:formula="of:=IF([chapter1.I9]=&quot;&quot;;&quot;&quot;;[chapter1.I9])">
            <text:p/>
          </table:table-cell>
          <table:table-cell/>
          <table:table-cell office:value-type="string" calcext:value-type="string">
            <text:p>lesson zero should be boolean algebra</text:p>
          </table:table-cell>
          <table:table-cell/>
        </table:table-row>
        <table:table-row table:style-name="ro1">
          <table:table-cell table:formula="of:=VLOOKUP(VALUE([$chapter1.A10]);[.K$1:.L$6];2)" office:value-type="string" office:string-value="add" calcext:value-type="string">
            <text:p>add</text:p>
          </table:table-cell>
          <table:table-cell table:formula="of:=IF([chapter1.B10]=&quot;&quot;;&quot;&quot;;[chapter1.B10])" office:value-type="float" office:value="1" calcext:value-type="float">
            <text:p>1</text:p>
          </table:table-cell>
          <table:table-cell table:formula="of:=IF([chapter1.C10]=&quot;&quot;;&quot;&quot;;[chapter1.C10])">
            <text:p/>
          </table:table-cell>
          <table:table-cell table:formula="of:=IF([chapter1.D10]=&quot;&quot;;&quot;&quot;;[chapter1.D10])" office:value-type="float" office:value="1" calcext:value-type="float">
            <text:p>1</text:p>
          </table:table-cell>
          <table:table-cell table:formula="of:=IF([chapter1.E10]=&quot;&quot;;&quot;&quot;;[chapter1.E10])">
            <text:p/>
          </table:table-cell>
          <table:table-cell table:formula="of:=IF([chapter1.F10]=&quot;&quot;;&quot;&quot;;[chapter1.F10])">
            <text:p/>
          </table:table-cell>
          <table:table-cell table:formula="of:=IF([chapter1.G10]=&quot;&quot;;&quot;&quot;;[chapter1.G10])" office:value-type="float" office:value="0" calcext:value-type="float">
            <text:p>0</text:p>
          </table:table-cell>
          <table:table-cell table:formula="of:=IF([chapter1.H10]=&quot;&quot;;&quot;&quot;;[chapter1.H10])" office:value-type="float" office:value="4" calcext:value-type="float">
            <text:p>4</text:p>
          </table:table-cell>
          <table:table-cell table:formula="of:=IF([chapter1.I10]=&quot;&quot;;&quot;&quot;;[chapter1.I10])">
            <text:p/>
          </table:table-cell>
          <table:table-cell table:number-columns-repeated="3"/>
        </table:table-row>
        <table:table-row table:style-name="ro1">
          <table:table-cell table:formula="of:=VLOOKUP(VALUE([$chapter1.A11]);[.K$1:.L$6];2)" office:value-type="string" office:string-value="add" calcext:value-type="string">
            <text:p>add</text:p>
          </table:table-cell>
          <table:table-cell table:formula="of:=IF([chapter1.B11]=&quot;&quot;;&quot;&quot;;[chapter1.B11])" office:value-type="float" office:value="0" calcext:value-type="float">
            <text:p>0</text:p>
          </table:table-cell>
          <table:table-cell table:formula="of:=IF([chapter1.C11]=&quot;&quot;;&quot;&quot;;[chapter1.C11])" office:value-type="float" office:value="3" calcext:value-type="float">
            <text:p>3</text:p>
          </table:table-cell>
          <table:table-cell table:formula="of:=IF([chapter1.D11]=&quot;&quot;;&quot;&quot;;[chapter1.D11])" office:value-type="float" office:value="0" calcext:value-type="float">
            <text:p>0</text:p>
          </table:table-cell>
          <table:table-cell table:formula="of:=IF([chapter1.E11]=&quot;&quot;;&quot;&quot;;[chapter1.E11])" office:value-type="float" office:value="3" calcext:value-type="float">
            <text:p>3</text:p>
          </table:table-cell>
          <table:table-cell table:formula="of:=IF([chapter1.F11]=&quot;&quot;;&quot;&quot;;[chapter1.F11])" office:value-type="float" office:value="10" calcext:value-type="float">
            <text:p>10</text:p>
          </table:table-cell>
          <table:table-cell table:formula="of:=IF([chapter1.G11]=&quot;&quot;;&quot;&quot;;[chapter1.G11])" office:value-type="float" office:value="0" calcext:value-type="float">
            <text:p>0</text:p>
          </table:table-cell>
          <table:table-cell table:formula="of:=IF([chapter1.H11]=&quot;&quot;;&quot;&quot;;[chapter1.H11])" office:value-type="float" office:value="9" calcext:value-type="float">
            <text:p>9</text:p>
          </table:table-cell>
          <table:table-cell table:formula="of:=IF([chapter1.I11]=&quot;&quot;;&quot;&quot;;[chapter1.I11])">
            <text:p/>
          </table:table-cell>
          <table:table-cell table:number-columns-repeated="3"/>
        </table:table-row>
        <table:table-row table:style-name="ro1">
          <table:table-cell table:formula="of:=VLOOKUP(VALUE([$chapter1.A12]);[.K$1:.L$6];2)" office:value-type="string" office:string-value="add" calcext:value-type="string">
            <text:p>add</text:p>
          </table:table-cell>
          <table:table-cell table:formula="of:=IF([chapter1.B12]=&quot;&quot;;&quot;&quot;;[chapter1.B12])" office:value-type="float" office:value="1" calcext:value-type="float">
            <text:p>1</text:p>
          </table:table-cell>
          <table:table-cell table:formula="of:=IF([chapter1.C12]=&quot;&quot;;&quot;&quot;;[chapter1.C12])">
            <text:p/>
          </table:table-cell>
          <table:table-cell table:formula="of:=IF([chapter1.D12]=&quot;&quot;;&quot;&quot;;[chapter1.D12])" office:value-type="float" office:value="2" calcext:value-type="float">
            <text:p>2</text:p>
          </table:table-cell>
          <table:table-cell table:formula="of:=IF([chapter1.E12]=&quot;&quot;;&quot;&quot;;[chapter1.E12])">
            <text:p/>
          </table:table-cell>
          <table:table-cell table:formula="of:=IF([chapter1.F12]=&quot;&quot;;&quot;&quot;;[chapter1.F12])">
            <text:p/>
          </table:table-cell>
          <table:table-cell table:formula="of:=IF([chapter1.G12]=&quot;&quot;;&quot;&quot;;[chapter1.G12])" office:value-type="float" office:value="0" calcext:value-type="float">
            <text:p>0</text:p>
          </table:table-cell>
          <table:table-cell table:formula="of:=IF([chapter1.H12]=&quot;&quot;;&quot;&quot;;[chapter1.H12])" office:value-type="float" office:value="9" calcext:value-type="float">
            <text:p>9</text:p>
          </table:table-cell>
          <table:table-cell table:formula="of:=IF([chapter1.I12]=&quot;&quot;;&quot;&quot;;[chapter1.I12])">
            <text:p/>
          </table:table-cell>
          <table:table-cell table:number-columns-repeated="3"/>
        </table:table-row>
        <table:table-row table:style-name="ro1">
          <table:table-cell table:formula="of:=VLOOKUP(VALUE([$chapter1.A13]);[.K$1:.L$6];2)" office:value-type="string" office:string-value="add" calcext:value-type="string">
            <text:p>add</text:p>
          </table:table-cell>
          <table:table-cell table:formula="of:=IF([chapter1.B13]=&quot;&quot;;&quot;&quot;;[chapter1.B13])" office:value-type="float" office:value="3" calcext:value-type="float">
            <text:p>3</text:p>
          </table:table-cell>
          <table:table-cell table:formula="of:=IF([chapter1.C13]=&quot;&quot;;&quot;&quot;;[chapter1.C13])">
            <text:p/>
          </table:table-cell>
          <table:table-cell table:formula="of:=IF([chapter1.D13]=&quot;&quot;;&quot;&quot;;[chapter1.D13])" office:value-type="float" office:value="3" calcext:value-type="float">
            <text:p>3</text:p>
          </table:table-cell>
          <table:table-cell table:formula="of:=IF([chapter1.E13]=&quot;&quot;;&quot;&quot;;[chapter1.E13])">
            <text:p/>
          </table:table-cell>
          <table:table-cell table:formula="of:=IF([chapter1.F13]=&quot;&quot;;&quot;&quot;;[chapter1.F13])">
            <text:p/>
          </table:table-cell>
          <table:table-cell table:formula="of:=IF([chapter1.G13]=&quot;&quot;;&quot;&quot;;[chapter1.G13])" office:value-type="float" office:value="0" calcext:value-type="float">
            <text:p>0</text:p>
          </table:table-cell>
          <table:table-cell table:formula="of:=IF([chapter1.H13]=&quot;&quot;;&quot;&quot;;[chapter1.H13])" office:value-type="float" office:value="9" calcext:value-type="float">
            <text:p>9</text:p>
          </table:table-cell>
          <table:table-cell table:formula="of:=IF([chapter1.I13]=&quot;&quot;;&quot;&quot;;[chapter1.I13])">
            <text:p/>
          </table:table-cell>
          <table:table-cell table:number-columns-repeated="3"/>
        </table:table-row>
        <table:table-row table:style-name="ro1">
          <table:table-cell table:formula="of:=VLOOKUP(VALUE([$chapter1.A14]);[.K$1:.L$6];2)" office:value-type="string" office:string-value="add" calcext:value-type="string">
            <text:p>add</text:p>
          </table:table-cell>
          <table:table-cell table:formula="of:=IF([chapter1.B14]=&quot;&quot;;&quot;&quot;;[chapter1.B14])" office:value-type="float" office:value="1" calcext:value-type="float">
            <text:p>1</text:p>
          </table:table-cell>
          <table:table-cell table:formula="of:=IF([chapter1.C14]=&quot;&quot;;&quot;&quot;;[chapter1.C14])">
            <text:p/>
          </table:table-cell>
          <table:table-cell table:formula="of:=IF([chapter1.D14]=&quot;&quot;;&quot;&quot;;[chapter1.D14])" office:value-type="float" office:value="3" calcext:value-type="float">
            <text:p>3</text:p>
          </table:table-cell>
          <table:table-cell table:formula="of:=IF([chapter1.E14]=&quot;&quot;;&quot;&quot;;[chapter1.E14])">
            <text:p/>
          </table:table-cell>
          <table:table-cell table:formula="of:=IF([chapter1.F14]=&quot;&quot;;&quot;&quot;;[chapter1.F14])">
            <text:p/>
          </table:table-cell>
          <table:table-cell table:formula="of:=IF([chapter1.G14]=&quot;&quot;;&quot;&quot;;[chapter1.G14])" office:value-type="float" office:value="0" calcext:value-type="float">
            <text:p>0</text:p>
          </table:table-cell>
          <table:table-cell table:formula="of:=IF([chapter1.H14]=&quot;&quot;;&quot;&quot;;[chapter1.H14])" office:value-type="float" office:value="9" calcext:value-type="float">
            <text:p>9</text:p>
          </table:table-cell>
          <table:table-cell table:formula="of:=IF([chapter1.I14]=&quot;&quot;;&quot;&quot;;[chapter1.I14])">
            <text:p/>
          </table:table-cell>
          <table:table-cell table:number-columns-repeated="3"/>
        </table:table-row>
        <table:table-row table:style-name="ro1">
          <table:table-cell table:formula="of:=VLOOKUP(VALUE([$chapter1.A15]);[.K$1:.L$6];2)" office:value-type="string" office:string-value="add" calcext:value-type="string">
            <text:p>add</text:p>
          </table:table-cell>
          <table:table-cell table:formula="of:=IF([chapter1.B15]=&quot;&quot;;&quot;&quot;;[chapter1.B15])" office:value-type="float" office:value="4" calcext:value-type="float">
            <text:p>4</text:p>
          </table:table-cell>
          <table:table-cell table:formula="of:=IF([chapter1.C15]=&quot;&quot;;&quot;&quot;;[chapter1.C15])">
            <text:p/>
          </table:table-cell>
          <table:table-cell table:formula="of:=IF([chapter1.D15]=&quot;&quot;;&quot;&quot;;[chapter1.D15])" office:value-type="float" office:value="2" calcext:value-type="float">
            <text:p>2</text:p>
          </table:table-cell>
          <table:table-cell table:formula="of:=IF([chapter1.E15]=&quot;&quot;;&quot;&quot;;[chapter1.E15])">
            <text:p/>
          </table:table-cell>
          <table:table-cell table:formula="of:=IF([chapter1.F15]=&quot;&quot;;&quot;&quot;;[chapter1.F15])">
            <text:p/>
          </table:table-cell>
          <table:table-cell table:formula="of:=IF([chapter1.G15]=&quot;&quot;;&quot;&quot;;[chapter1.G15])" office:value-type="float" office:value="0" calcext:value-type="float">
            <text:p>0</text:p>
          </table:table-cell>
          <table:table-cell table:formula="of:=IF([chapter1.H15]=&quot;&quot;;&quot;&quot;;[chapter1.H15])" office:value-type="float" office:value="9" calcext:value-type="float">
            <text:p>9</text:p>
          </table:table-cell>
          <table:table-cell table:formula="of:=IF([chapter1.I15]=&quot;&quot;;&quot;&quot;;[chapter1.I15])">
            <text:p/>
          </table:table-cell>
          <table:table-cell table:number-columns-repeated="3"/>
        </table:table-row>
        <table:table-row table:style-name="ro1">
          <table:table-cell table:formula="of:=VLOOKUP(VALUE([$chapter1.A16]);[.K$1:.L$6];2)" office:value-type="string" office:string-value="add" calcext:value-type="string">
            <text:p>add</text:p>
          </table:table-cell>
          <table:table-cell table:formula="of:=IF([chapter1.B16]=&quot;&quot;;&quot;&quot;;[chapter1.B16])" office:value-type="float" office:value="2" calcext:value-type="float">
            <text:p>2</text:p>
          </table:table-cell>
          <table:table-cell table:formula="of:=IF([chapter1.C16]=&quot;&quot;;&quot;&quot;;[chapter1.C16])">
            <text:p/>
          </table:table-cell>
          <table:table-cell table:formula="of:=IF([chapter1.D16]=&quot;&quot;;&quot;&quot;;[chapter1.D16])" office:value-type="float" office:value="3" calcext:value-type="float">
            <text:p>3</text:p>
          </table:table-cell>
          <table:table-cell table:formula="of:=IF([chapter1.E16]=&quot;&quot;;&quot;&quot;;[chapter1.E16])">
            <text:p/>
          </table:table-cell>
          <table:table-cell table:formula="of:=IF([chapter1.F16]=&quot;&quot;;&quot;&quot;;[chapter1.F16])">
            <text:p/>
          </table:table-cell>
          <table:table-cell table:formula="of:=IF([chapter1.G16]=&quot;&quot;;&quot;&quot;;[chapter1.G16])" office:value-type="float" office:value="0" calcext:value-type="float">
            <text:p>0</text:p>
          </table:table-cell>
          <table:table-cell table:formula="of:=IF([chapter1.H16]=&quot;&quot;;&quot;&quot;;[chapter1.H16])" office:value-type="float" office:value="9" calcext:value-type="float">
            <text:p>9</text:p>
          </table:table-cell>
          <table:table-cell table:formula="of:=IF([chapter1.I16]=&quot;&quot;;&quot;&quot;;[chapter1.I16])">
            <text:p/>
          </table:table-cell>
          <table:table-cell table:number-columns-repeated="3"/>
        </table:table-row>
        <table:table-row table:style-name="ro1">
          <table:table-cell table:formula="of:=VLOOKUP(VALUE([$chapter1.A17]);[.K$1:.L$6];2)" office:value-type="string" office:string-value="add" calcext:value-type="string">
            <text:p>add</text:p>
          </table:table-cell>
          <table:table-cell table:formula="of:=IF([chapter1.B17]=&quot;&quot;;&quot;&quot;;[chapter1.B17])" office:value-type="float" office:value="5" calcext:value-type="float">
            <text:p>5</text:p>
          </table:table-cell>
          <table:table-cell table:formula="of:=IF([chapter1.C17]=&quot;&quot;;&quot;&quot;;[chapter1.C17])">
            <text:p/>
          </table:table-cell>
          <table:table-cell table:formula="of:=IF([chapter1.D17]=&quot;&quot;;&quot;&quot;;[chapter1.D17])" office:value-type="float" office:value="1" calcext:value-type="float">
            <text:p>1</text:p>
          </table:table-cell>
          <table:table-cell table:formula="of:=IF([chapter1.E17]=&quot;&quot;;&quot;&quot;;[chapter1.E17])">
            <text:p/>
          </table:table-cell>
          <table:table-cell table:formula="of:=IF([chapter1.F17]=&quot;&quot;;&quot;&quot;;[chapter1.F17])">
            <text:p/>
          </table:table-cell>
          <table:table-cell table:formula="of:=IF([chapter1.G17]=&quot;&quot;;&quot;&quot;;[chapter1.G17])" office:value-type="float" office:value="0" calcext:value-type="float">
            <text:p>0</text:p>
          </table:table-cell>
          <table:table-cell table:formula="of:=IF([chapter1.H17]=&quot;&quot;;&quot;&quot;;[chapter1.H17])" office:value-type="float" office:value="9" calcext:value-type="float">
            <text:p>9</text:p>
          </table:table-cell>
          <table:table-cell table:formula="of:=IF([chapter1.I17]=&quot;&quot;;&quot;&quot;;[chapter1.I17])">
            <text:p/>
          </table:table-cell>
          <table:table-cell table:number-columns-repeated="3"/>
        </table:table-row>
        <table:table-row table:style-name="ro1">
          <table:table-cell table:formula="of:=VLOOKUP(VALUE([$chapter1.A18]);[.K$1:.L$6];2)" office:value-type="float" office:value="0" calcext:value-type="float">
            <text:p/>
          </table:table-cell>
          <table:table-cell table:formula="of:=IF([chapter1.B18]=&quot;&quot;;&quot;&quot;;[chapter1.B18])">
            <text:p/>
          </table:table-cell>
          <table:table-cell table:formula="of:=IF([chapter1.C18]=&quot;&quot;;&quot;&quot;;[chapter1.C18])">
            <text:p/>
          </table:table-cell>
          <table:table-cell table:formula="of:=IF([chapter1.D18]=&quot;&quot;;&quot;&quot;;[chapter1.D18])">
            <text:p/>
          </table:table-cell>
          <table:table-cell table:formula="of:=IF([chapter1.E18]=&quot;&quot;;&quot;&quot;;[chapter1.E18])">
            <text:p/>
          </table:table-cell>
          <table:table-cell table:formula="of:=IF([chapter1.F18]=&quot;&quot;;&quot;&quot;;[chapter1.F18])">
            <text:p/>
          </table:table-cell>
          <table:table-cell table:formula="of:=IF([chapter1.G18]=&quot;&quot;;&quot;&quot;;[chapter1.G18])">
            <text:p/>
          </table:table-cell>
          <table:table-cell table:formula="of:=IF([chapter1.H18]=&quot;&quot;;&quot;&quot;;[chapter1.H18])">
            <text:p/>
          </table:table-cell>
          <table:table-cell table:formula="of:=IF([chapter1.I18]=&quot;&quot;;&quot;&quot;;[chapter1.I18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formula="of:=VLOOKUP(VALUE([$chapter1.A19]);[.K$1:.L$6];2)" office:value-type="string" office:string-value="decrement" calcext:value-type="string">
            <text:p>decrement</text:p>
          </table:table-cell>
          <table:table-cell table:formula="of:=IF([chapter1.B19]=&quot;&quot;;&quot;&quot;;[chapter1.B19])" office:value-type="float" office:value="0" calcext:value-type="float">
            <text:p>0</text:p>
          </table:table-cell>
          <table:table-cell table:formula="of:=IF([chapter1.C19]=&quot;&quot;;&quot;&quot;;[chapter1.C19])">
            <text:p/>
          </table:table-cell>
          <table:table-cell table:formula="of:=IF([chapter1.D19]=&quot;&quot;;&quot;&quot;;[chapter1.D19])">
            <text:p/>
          </table:table-cell>
          <table:table-cell table:formula="of:=IF([chapter1.E19]=&quot;&quot;;&quot;&quot;;[chapter1.E19])">
            <text:p/>
          </table:table-cell>
          <table:table-cell table:formula="of:=IF([chapter1.F19]=&quot;&quot;;&quot;&quot;;[chapter1.F19])">
            <text:p/>
          </table:table-cell>
          <table:table-cell table:formula="of:=IF([chapter1.G19]=&quot;&quot;;&quot;&quot;;[chapter1.G19])" office:value-type="float" office:value="-1" calcext:value-type="float">
            <text:p>-1</text:p>
          </table:table-cell>
          <table:table-cell table:formula="of:=IF([chapter1.H19]=&quot;&quot;;&quot;&quot;;[chapter1.H19])" office:value-type="float" office:value="1" calcext:value-type="float">
            <text:p>1</text:p>
          </table:table-cell>
          <table:table-cell table:formula="of:=IF([chapter1.I19]=&quot;&quot;;&quot;&quot;;[chapter1.I19])">
            <text:p/>
          </table:table-cell>
          <table:table-cell table:number-columns-repeated="3"/>
        </table:table-row>
        <table:table-row table:style-name="ro1">
          <table:table-cell table:formula="of:=VLOOKUP(VALUE([$chapter1.A20]);[.K$1:.L$6];2)" office:value-type="string" office:string-value="negate" calcext:value-type="string">
            <text:p>negate</text:p>
          </table:table-cell>
          <table:table-cell table:formula="of:=IF([chapter1.B20]=&quot;&quot;;&quot;&quot;;[chapter1.B20])" office:value-type="float" office:value="1" calcext:value-type="float">
            <text:p>1</text:p>
          </table:table-cell>
          <table:table-cell table:formula="of:=IF([chapter1.C20]=&quot;&quot;;&quot;&quot;;[chapter1.C20])">
            <text:p/>
          </table:table-cell>
          <table:table-cell table:formula="of:=IF([chapter1.D20]=&quot;&quot;;&quot;&quot;;[chapter1.D20])">
            <text:p/>
          </table:table-cell>
          <table:table-cell table:formula="of:=IF([chapter1.E20]=&quot;&quot;;&quot;&quot;;[chapter1.E20])">
            <text:p/>
          </table:table-cell>
          <table:table-cell table:formula="of:=IF([chapter1.F20]=&quot;&quot;;&quot;&quot;;[chapter1.F20])">
            <text:p/>
          </table:table-cell>
          <table:table-cell table:formula="of:=IF([chapter1.G20]=&quot;&quot;;&quot;&quot;;[chapter1.G20])" office:value-type="float" office:value="-1" calcext:value-type="float">
            <text:p>-1</text:p>
          </table:table-cell>
          <table:table-cell table:formula="of:=IF([chapter1.H20]=&quot;&quot;;&quot;&quot;;[chapter1.H20])" office:value-type="float" office:value="1" calcext:value-type="float">
            <text:p>1</text:p>
          </table:table-cell>
          <table:table-cell table:formula="of:=IF([chapter1.I20]=&quot;&quot;;&quot;&quot;;[chapter1.I20])">
            <text:p/>
          </table:table-cell>
          <table:table-cell table:number-columns-repeated="3"/>
        </table:table-row>
        <table:table-row table:style-name="ro1">
          <table:table-cell table:formula="of:=VLOOKUP(VALUE([$chapter1.A21]);[.K$1:.L$6];2)" office:value-type="string" office:string-value="negate" calcext:value-type="string">
            <text:p>negate</text:p>
          </table:table-cell>
          <table:table-cell table:formula="of:=IF([chapter1.B21]=&quot;&quot;;&quot;&quot;;[chapter1.B21])" office:value-type="float" office:value="-1" calcext:value-type="float">
            <text:p>-1</text:p>
          </table:table-cell>
          <table:table-cell table:formula="of:=IF([chapter1.C21]=&quot;&quot;;&quot;&quot;;[chapter1.C21])">
            <text:p/>
          </table:table-cell>
          <table:table-cell table:formula="of:=IF([chapter1.D21]=&quot;&quot;;&quot;&quot;;[chapter1.D21])">
            <text:p/>
          </table:table-cell>
          <table:table-cell table:formula="of:=IF([chapter1.E21]=&quot;&quot;;&quot;&quot;;[chapter1.E21])">
            <text:p/>
          </table:table-cell>
          <table:table-cell table:formula="of:=IF([chapter1.F21]=&quot;&quot;;&quot;&quot;;[chapter1.F21])">
            <text:p/>
          </table:table-cell>
          <table:table-cell table:formula="of:=IF([chapter1.G21]=&quot;&quot;;&quot;&quot;;[chapter1.G21])" office:value-type="float" office:value="-1" calcext:value-type="float">
            <text:p>-1</text:p>
          </table:table-cell>
          <table:table-cell table:formula="of:=IF([chapter1.H21]=&quot;&quot;;&quot;&quot;;[chapter1.H21])" office:value-type="float" office:value="1" calcext:value-type="float">
            <text:p>1</text:p>
          </table:table-cell>
          <table:table-cell table:formula="of:=IF([chapter1.I21]=&quot;&quot;;&quot;&quot;;[chapter1.I21])">
            <text:p/>
          </table:table-cell>
          <table:table-cell table:number-columns-repeated="3"/>
        </table:table-row>
        <table:table-row table:style-name="ro1">
          <table:table-cell table:formula="of:=VLOOKUP(VALUE([$chapter1.A22]);[.K$1:.L$6];2)" office:value-type="string" office:string-value="decrement" calcext:value-type="string">
            <text:p>decrement</text:p>
          </table:table-cell>
          <table:table-cell table:formula="of:=IF([chapter1.B22]=&quot;&quot;;&quot;&quot;;[chapter1.B22])" office:value-type="float" office:value="-1" calcext:value-type="float">
            <text:p>-1</text:p>
          </table:table-cell>
          <table:table-cell table:formula="of:=IF([chapter1.C22]=&quot;&quot;;&quot;&quot;;[chapter1.C22])">
            <text:p/>
          </table:table-cell>
          <table:table-cell table:formula="of:=IF([chapter1.D22]=&quot;&quot;;&quot;&quot;;[chapter1.D22])">
            <text:p/>
          </table:table-cell>
          <table:table-cell table:formula="of:=IF([chapter1.E22]=&quot;&quot;;&quot;&quot;;[chapter1.E22])">
            <text:p/>
          </table:table-cell>
          <table:table-cell table:formula="of:=IF([chapter1.F22]=&quot;&quot;;&quot;&quot;;[chapter1.F22])">
            <text:p/>
          </table:table-cell>
          <table:table-cell table:formula="of:=IF([chapter1.G22]=&quot;&quot;;&quot;&quot;;[chapter1.G22])" office:value-type="float" office:value="-3" calcext:value-type="float">
            <text:p>-3</text:p>
          </table:table-cell>
          <table:table-cell table:formula="of:=IF([chapter1.H22]=&quot;&quot;;&quot;&quot;;[chapter1.H22])" office:value-type="float" office:value="3" calcext:value-type="float">
            <text:p>3</text:p>
          </table:table-cell>
          <table:table-cell table:formula="of:=IF([chapter1.I22]=&quot;&quot;;&quot;&quot;;[chapter1.I22])">
            <text:p/>
          </table:table-cell>
          <table:table-cell table:number-columns-repeated="3"/>
        </table:table-row>
        <table:table-row table:style-name="ro1">
          <table:table-cell table:formula="of:=VLOOKUP(VALUE([$chapter1.A23]);[.K$1:.L$6];2)" office:value-type="string" office:string-value="increment" calcext:value-type="string">
            <text:p>increment</text:p>
          </table:table-cell>
          <table:table-cell table:formula="of:=IF([chapter1.B23]=&quot;&quot;;&quot;&quot;;[chapter1.B23])" office:value-type="float" office:value="-1" calcext:value-type="float">
            <text:p>-1</text:p>
          </table:table-cell>
          <table:table-cell table:formula="of:=IF([chapter1.C23]=&quot;&quot;;&quot;&quot;;[chapter1.C23])">
            <text:p/>
          </table:table-cell>
          <table:table-cell table:formula="of:=IF([chapter1.D23]=&quot;&quot;;&quot;&quot;;[chapter1.D23])">
            <text:p/>
          </table:table-cell>
          <table:table-cell table:formula="of:=IF([chapter1.E23]=&quot;&quot;;&quot;&quot;;[chapter1.E23])">
            <text:p/>
          </table:table-cell>
          <table:table-cell table:formula="of:=IF([chapter1.F23]=&quot;&quot;;&quot;&quot;;[chapter1.F23])">
            <text:p/>
          </table:table-cell>
          <table:table-cell table:formula="of:=IF([chapter1.G23]=&quot;&quot;;&quot;&quot;;[chapter1.G23])" office:value-type="float" office:value="-3" calcext:value-type="float">
            <text:p>-3</text:p>
          </table:table-cell>
          <table:table-cell table:formula="of:=IF([chapter1.H23]=&quot;&quot;;&quot;&quot;;[chapter1.H23])" office:value-type="float" office:value="3" calcext:value-type="float">
            <text:p>3</text:p>
          </table:table-cell>
          <table:table-cell table:formula="of:=IF([chapter1.I23]=&quot;&quot;;&quot;&quot;;[chapter1.I23])">
            <text:p/>
          </table:table-cell>
          <table:table-cell table:number-columns-repeated="3"/>
        </table:table-row>
        <table:table-row table:style-name="ro1">
          <table:table-cell table:formula="of:=VLOOKUP(VALUE([$chapter1.A24]);[.K$1:.L$6];2)" office:value-type="string" office:string-value="negate" calcext:value-type="string">
            <text:p>negate</text:p>
          </table:table-cell>
          <table:table-cell table:formula="of:=IF([chapter1.B24]=&quot;&quot;;&quot;&quot;;[chapter1.B24])" office:value-type="float" office:value="2" calcext:value-type="float">
            <text:p>2</text:p>
          </table:table-cell>
          <table:table-cell table:formula="of:=IF([chapter1.C24]=&quot;&quot;;&quot;&quot;;[chapter1.C24])">
            <text:p/>
          </table:table-cell>
          <table:table-cell table:formula="of:=IF([chapter1.D24]=&quot;&quot;;&quot;&quot;;[chapter1.D24])">
            <text:p/>
          </table:table-cell>
          <table:table-cell table:formula="of:=IF([chapter1.E24]=&quot;&quot;;&quot;&quot;;[chapter1.E24])">
            <text:p/>
          </table:table-cell>
          <table:table-cell table:formula="of:=IF([chapter1.F24]=&quot;&quot;;&quot;&quot;;[chapter1.F24])">
            <text:p/>
          </table:table-cell>
          <table:table-cell table:formula="of:=IF([chapter1.G24]=&quot;&quot;;&quot;&quot;;[chapter1.G24])" office:value-type="float" office:value="-3" calcext:value-type="float">
            <text:p>-3</text:p>
          </table:table-cell>
          <table:table-cell table:formula="of:=IF([chapter1.H24]=&quot;&quot;;&quot;&quot;;[chapter1.H24])" office:value-type="float" office:value="3" calcext:value-type="float">
            <text:p>3</text:p>
          </table:table-cell>
          <table:table-cell table:formula="of:=IF([chapter1.I24]=&quot;&quot;;&quot;&quot;;[chapter1.I24])">
            <text:p/>
          </table:table-cell>
          <table:table-cell table:number-columns-repeated="3"/>
        </table:table-row>
        <table:table-row table:style-name="ro1">
          <table:table-cell table:formula="of:=VLOOKUP(VALUE([$chapter1.A25]);[.K$1:.L$6];2)" office:value-type="string" office:string-value="add" calcext:value-type="string">
            <text:p>add</text:p>
          </table:table-cell>
          <table:table-cell table:formula="of:=IF([chapter1.B25]=&quot;&quot;;&quot;&quot;;[chapter1.B25])" office:value-type="float" office:value="3" calcext:value-type="float">
            <text:p>3</text:p>
          </table:table-cell>
          <table:table-cell table:formula="of:=IF([chapter1.C25]=&quot;&quot;;&quot;&quot;;[chapter1.C25])">
            <text:p/>
          </table:table-cell>
          <table:table-cell table:formula="of:=IF([chapter1.D25]=&quot;&quot;;&quot;&quot;;[chapter1.D25])" office:value-type="float" office:value="-2" calcext:value-type="float">
            <text:p>-2</text:p>
          </table:table-cell>
          <table:table-cell table:formula="of:=IF([chapter1.E25]=&quot;&quot;;&quot;&quot;;[chapter1.E25])">
            <text:p/>
          </table:table-cell>
          <table:table-cell table:formula="of:=IF([chapter1.F25]=&quot;&quot;;&quot;&quot;;[chapter1.F25])">
            <text:p/>
          </table:table-cell>
          <table:table-cell table:formula="of:=IF([chapter1.G25]=&quot;&quot;;&quot;&quot;;[chapter1.G25])" office:value-type="float" office:value="-8" calcext:value-type="float">
            <text:p>-8</text:p>
          </table:table-cell>
          <table:table-cell table:formula="of:=IF([chapter1.H25]=&quot;&quot;;&quot;&quot;;[chapter1.H25])" office:value-type="float" office:value="8" calcext:value-type="float">
            <text:p>8</text:p>
          </table:table-cell>
          <table:table-cell table:formula="of:=IF([chapter1.I25]=&quot;&quot;;&quot;&quot;;[chapter1.I25])">
            <text:p/>
          </table:table-cell>
          <table:table-cell table:number-columns-repeated="3"/>
        </table:table-row>
        <table:table-row table:style-name="ro1">
          <table:table-cell table:formula="of:=VLOOKUP(VALUE([$chapter1.A26]);[.K$1:.L$6];2)" office:value-type="string" office:string-value="negate" calcext:value-type="string">
            <text:p>negate</text:p>
          </table:table-cell>
          <table:table-cell table:formula="of:=IF([chapter1.B26]=&quot;&quot;;&quot;&quot;;[chapter1.B26])" office:value-type="float" office:value="3" calcext:value-type="float">
            <text:p>3</text:p>
          </table:table-cell>
          <table:table-cell table:formula="of:=IF([chapter1.C26]=&quot;&quot;;&quot;&quot;;[chapter1.C26])">
            <text:p/>
          </table:table-cell>
          <table:table-cell table:formula="of:=IF([chapter1.D26]=&quot;&quot;;&quot;&quot;;[chapter1.D26])">
            <text:p/>
          </table:table-cell>
          <table:table-cell table:formula="of:=IF([chapter1.E26]=&quot;&quot;;&quot;&quot;;[chapter1.E26])">
            <text:p/>
          </table:table-cell>
          <table:table-cell table:formula="of:=IF([chapter1.F26]=&quot;&quot;;&quot;&quot;;[chapter1.F26])">
            <text:p/>
          </table:table-cell>
          <table:table-cell table:formula="of:=IF([chapter1.G26]=&quot;&quot;;&quot;&quot;;[chapter1.G26])" office:value-type="float" office:value="-5" calcext:value-type="float">
            <text:p>-5</text:p>
          </table:table-cell>
          <table:table-cell table:formula="of:=IF([chapter1.H26]=&quot;&quot;;&quot;&quot;;[chapter1.H26])" office:value-type="float" office:value="5" calcext:value-type="float">
            <text:p>5</text:p>
          </table:table-cell>
          <table:table-cell table:formula="of:=IF([chapter1.I26]=&quot;&quot;;&quot;&quot;;[chapter1.I26])">
            <text:p/>
          </table:table-cell>
          <table:table-cell table:number-columns-repeated="3"/>
        </table:table-row>
        <table:table-row table:style-name="ro1">
          <table:table-cell table:formula="of:=VLOOKUP(VALUE([$chapter1.A27]);[.K$1:.L$6];2)" office:value-type="string" office:string-value="add" calcext:value-type="string">
            <text:p>add</text:p>
          </table:table-cell>
          <table:table-cell table:formula="of:=IF([chapter1.B27]=&quot;&quot;;&quot;&quot;;[chapter1.B27])" office:value-type="float" office:value="2" calcext:value-type="float">
            <text:p>2</text:p>
          </table:table-cell>
          <table:table-cell table:formula="of:=IF([chapter1.C27]=&quot;&quot;;&quot;&quot;;[chapter1.C27])">
            <text:p/>
          </table:table-cell>
          <table:table-cell table:formula="of:=IF([chapter1.D27]=&quot;&quot;;&quot;&quot;;[chapter1.D27])" office:value-type="float" office:value="-3" calcext:value-type="float">
            <text:p>-3</text:p>
          </table:table-cell>
          <table:table-cell table:formula="of:=IF([chapter1.E27]=&quot;&quot;;&quot;&quot;;[chapter1.E27])">
            <text:p/>
          </table:table-cell>
          <table:table-cell table:formula="of:=IF([chapter1.F27]=&quot;&quot;;&quot;&quot;;[chapter1.F27])">
            <text:p/>
          </table:table-cell>
          <table:table-cell table:formula="of:=IF([chapter1.G27]=&quot;&quot;;&quot;&quot;;[chapter1.G27])" office:value-type="float" office:value="-8" calcext:value-type="float">
            <text:p>-8</text:p>
          </table:table-cell>
          <table:table-cell table:formula="of:=IF([chapter1.H27]=&quot;&quot;;&quot;&quot;;[chapter1.H27])" office:value-type="float" office:value="8" calcext:value-type="float">
            <text:p>8</text:p>
          </table:table-cell>
          <table:table-cell table:formula="of:=IF([chapter1.I27]=&quot;&quot;;&quot;&quot;;[chapter1.I27])">
            <text:p/>
          </table:table-cell>
          <table:table-cell table:number-columns-repeated="3"/>
        </table:table-row>
        <table:table-row table:style-name="ro1">
          <table:table-cell table:formula="of:=VLOOKUP(VALUE([$chapter1.A28]);[.K$1:.L$6];2)" office:value-type="string" office:string-value="decrement" calcext:value-type="string">
            <text:p>decrement</text:p>
          </table:table-cell>
          <table:table-cell table:formula="of:=IF([chapter1.B28]=&quot;&quot;;&quot;&quot;;[chapter1.B28])" office:value-type="float" office:value="-8" calcext:value-type="float">
            <text:p>-8</text:p>
          </table:table-cell>
          <table:table-cell table:formula="of:=IF([chapter1.C28]=&quot;&quot;;&quot;&quot;;[chapter1.C28])" office:value-type="float" office:value="0" calcext:value-type="float">
            <text:p>0</text:p>
          </table:table-cell>
          <table:table-cell table:formula="of:=IF([chapter1.D28]=&quot;&quot;;&quot;&quot;;[chapter1.D28])">
            <text:p/>
          </table:table-cell>
          <table:table-cell table:formula="of:=IF([chapter1.E28]=&quot;&quot;;&quot;&quot;;[chapter1.E28])">
            <text:p/>
          </table:table-cell>
          <table:table-cell table:formula="of:=IF([chapter1.F28]=&quot;&quot;;&quot;&quot;;[chapter1.F28])">
            <text:p/>
          </table:table-cell>
          <table:table-cell table:formula="of:=IF([chapter1.G28]=&quot;&quot;;&quot;&quot;;[chapter1.G28])" office:value-type="float" office:value="-9" calcext:value-type="float">
            <text:p>-9</text:p>
          </table:table-cell>
          <table:table-cell table:formula="of:=IF([chapter1.H28]=&quot;&quot;;&quot;&quot;;[chapter1.H28])" office:value-type="float" office:value="9" calcext:value-type="float">
            <text:p>9</text:p>
          </table:table-cell>
          <table:table-cell table:formula="of:=IF([chapter1.I28]=&quot;&quot;;&quot;&quot;;[chapter1.I28])">
            <text:p/>
          </table:table-cell>
          <table:table-cell table:number-columns-repeated="3"/>
        </table:table-row>
        <table:table-row table:style-name="ro1">
          <table:table-cell table:formula="of:=VLOOKUP(VALUE([$chapter1.A29]);[.K$1:.L$6];2)" office:value-type="string" office:string-value="increment" calcext:value-type="string">
            <text:p>increment</text:p>
          </table:table-cell>
          <table:table-cell table:formula="of:=IF([chapter1.B29]=&quot;&quot;;&quot;&quot;;[chapter1.B29])" office:value-type="float" office:value="-9" calcext:value-type="float">
            <text:p>-9</text:p>
          </table:table-cell>
          <table:table-cell table:formula="of:=IF([chapter1.C29]=&quot;&quot;;&quot;&quot;;[chapter1.C29])" office:value-type="float" office:value="0" calcext:value-type="float">
            <text:p>0</text:p>
          </table:table-cell>
          <table:table-cell table:formula="of:=IF([chapter1.D29]=&quot;&quot;;&quot;&quot;;[chapter1.D29])">
            <text:p/>
          </table:table-cell>
          <table:table-cell table:formula="of:=IF([chapter1.E29]=&quot;&quot;;&quot;&quot;;[chapter1.E29])">
            <text:p/>
          </table:table-cell>
          <table:table-cell table:formula="of:=IF([chapter1.F29]=&quot;&quot;;&quot;&quot;;[chapter1.F29])">
            <text:p/>
          </table:table-cell>
          <table:table-cell table:formula="of:=IF([chapter1.G29]=&quot;&quot;;&quot;&quot;;[chapter1.G29])" office:value-type="float" office:value="-9" calcext:value-type="float">
            <text:p>-9</text:p>
          </table:table-cell>
          <table:table-cell table:formula="of:=IF([chapter1.H29]=&quot;&quot;;&quot;&quot;;[chapter1.H29])" office:value-type="float" office:value="9" calcext:value-type="float">
            <text:p>9</text:p>
          </table:table-cell>
          <table:table-cell table:formula="of:=IF([chapter1.I29]=&quot;&quot;;&quot;&quot;;[chapter1.I29])">
            <text:p/>
          </table:table-cell>
          <table:table-cell table:number-columns-repeated="3"/>
        </table:table-row>
        <table:table-row table:style-name="ro1">
          <table:table-cell table:formula="of:=VLOOKUP(VALUE([$chapter1.A30]);[.K$1:.L$6];2)" office:value-type="string" office:string-value="decrement" calcext:value-type="string">
            <text:p>decrement</text:p>
          </table:table-cell>
          <table:table-cell table:formula="of:=IF([chapter1.B30]=&quot;&quot;;&quot;&quot;;[chapter1.B30])" office:value-type="float" office:value="-8" calcext:value-type="float">
            <text:p>-8</text:p>
          </table:table-cell>
          <table:table-cell table:formula="of:=IF([chapter1.C30]=&quot;&quot;;&quot;&quot;;[chapter1.C30])" office:value-type="float" office:value="9" calcext:value-type="float">
            <text:p>9</text:p>
          </table:table-cell>
          <table:table-cell table:formula="of:=IF([chapter1.D30]=&quot;&quot;;&quot;&quot;;[chapter1.D30])">
            <text:p/>
          </table:table-cell>
          <table:table-cell table:formula="of:=IF([chapter1.E30]=&quot;&quot;;&quot;&quot;;[chapter1.E30])">
            <text:p/>
          </table:table-cell>
          <table:table-cell table:formula="of:=IF([chapter1.F30]=&quot;&quot;;&quot;&quot;;[chapter1.F30])" office:value-type="float" office:value="20" calcext:value-type="float">
            <text:p>20</text:p>
          </table:table-cell>
          <table:table-cell table:formula="of:=IF([chapter1.G30]=&quot;&quot;;&quot;&quot;;[chapter1.G30])" office:value-type="float" office:value="-9" calcext:value-type="float">
            <text:p>-9</text:p>
          </table:table-cell>
          <table:table-cell table:formula="of:=IF([chapter1.H30]=&quot;&quot;;&quot;&quot;;[chapter1.H30])" office:value-type="float" office:value="9" calcext:value-type="float">
            <text:p>9</text:p>
          </table:table-cell>
          <table:table-cell table:formula="of:=IF([chapter1.I30]=&quot;&quot;;&quot;&quot;;[chapter1.I30])">
            <text:p/>
          </table:table-cell>
          <table:table-cell table:number-columns-repeated="3"/>
        </table:table-row>
        <table:table-row table:style-name="ro1">
          <table:table-cell table:formula="of:=VLOOKUP(VALUE([$chapter1.A31]);[.K$1:.L$6];2)" office:value-type="string" office:string-value="increment" calcext:value-type="string">
            <text:p>increment</text:p>
          </table:table-cell>
          <table:table-cell table:formula="of:=IF([chapter1.B31]=&quot;&quot;;&quot;&quot;;[chapter1.B31])" office:value-type="float" office:value="-9" calcext:value-type="float">
            <text:p>-9</text:p>
          </table:table-cell>
          <table:table-cell table:formula="of:=IF([chapter1.C31]=&quot;&quot;;&quot;&quot;;[chapter1.C31])" office:value-type="float" office:value="8" calcext:value-type="float">
            <text:p>8</text:p>
          </table:table-cell>
          <table:table-cell table:formula="of:=IF([chapter1.D31]=&quot;&quot;;&quot;&quot;;[chapter1.D31])">
            <text:p/>
          </table:table-cell>
          <table:table-cell table:formula="of:=IF([chapter1.E31]=&quot;&quot;;&quot;&quot;;[chapter1.E31])">
            <text:p/>
          </table:table-cell>
          <table:table-cell table:formula="of:=IF([chapter1.F31]=&quot;&quot;;&quot;&quot;;[chapter1.F31])" office:value-type="float" office:value="20" calcext:value-type="float">
            <text:p>20</text:p>
          </table:table-cell>
          <table:table-cell table:formula="of:=IF([chapter1.G31]=&quot;&quot;;&quot;&quot;;[chapter1.G31])" office:value-type="float" office:value="-9" calcext:value-type="float">
            <text:p>-9</text:p>
          </table:table-cell>
          <table:table-cell table:formula="of:=IF([chapter1.H31]=&quot;&quot;;&quot;&quot;;[chapter1.H31])" office:value-type="float" office:value="9" calcext:value-type="float">
            <text:p>9</text:p>
          </table:table-cell>
          <table:table-cell table:formula="of:=IF([chapter1.I31]=&quot;&quot;;&quot;&quot;;[chapter1.I31])">
            <text:p/>
          </table:table-cell>
          <table:table-cell table:number-columns-repeated="3"/>
        </table:table-row>
        <table:table-row table:style-name="ro1">
          <table:table-cell table:formula="of:=VLOOKUP(VALUE([$chapter1.A32]);[.K$1:.L$6];2)" office:value-type="float" office:value="0" calcext:value-type="float">
            <text:p/>
          </table:table-cell>
          <table:table-cell table:formula="of:=IF([chapter1.B32]=&quot;&quot;;&quot;&quot;;[chapter1.B32])">
            <text:p/>
          </table:table-cell>
          <table:table-cell table:formula="of:=IF([chapter1.C32]=&quot;&quot;;&quot;&quot;;[chapter1.C32])">
            <text:p/>
          </table:table-cell>
          <table:table-cell table:formula="of:=IF([chapter1.D32]=&quot;&quot;;&quot;&quot;;[chapter1.D32])">
            <text:p/>
          </table:table-cell>
          <table:table-cell table:formula="of:=IF([chapter1.E32]=&quot;&quot;;&quot;&quot;;[chapter1.E32])">
            <text:p/>
          </table:table-cell>
          <table:table-cell table:formula="of:=IF([chapter1.F32]=&quot;&quot;;&quot;&quot;;[chapter1.F32])">
            <text:p/>
          </table:table-cell>
          <table:table-cell table:formula="of:=IF([chapter1.G32]=&quot;&quot;;&quot;&quot;;[chapter1.G32])">
            <text:p/>
          </table:table-cell>
          <table:table-cell table:formula="of:=IF([chapter1.H32]=&quot;&quot;;&quot;&quot;;[chapter1.H32])">
            <text:p/>
          </table:table-cell>
          <table:table-cell table:formula="of:=IF([chapter1.I32]=&quot;&quot;;&quot;&quot;;[chapter1.I32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VLOOKUP(VALUE([$chapter1.A33]);[.K$1:.L$6];2)" office:value-type="string" office:string-value="increment" calcext:value-type="string">
            <text:p>increment</text:p>
          </table:table-cell>
          <table:table-cell table:formula="of:=IF([chapter1.B33]=&quot;&quot;;&quot;&quot;;[chapter1.B33])" office:value-type="float" office:value="9" calcext:value-type="float">
            <text:p>9</text:p>
          </table:table-cell>
          <table:table-cell table:formula="of:=IF([chapter1.C33]=&quot;&quot;;&quot;&quot;;[chapter1.C33])">
            <text:p/>
          </table:table-cell>
          <table:table-cell table:formula="of:=IF([chapter1.D33]=&quot;&quot;;&quot;&quot;;[chapter1.D33])">
            <text:p/>
          </table:table-cell>
          <table:table-cell table:formula="of:=IF([chapter1.E33]=&quot;&quot;;&quot;&quot;;[chapter1.E33])">
            <text:p/>
          </table:table-cell>
          <table:table-cell table:formula="of:=IF([chapter1.F33]=&quot;&quot;;&quot;&quot;;[chapter1.F33])">
            <text:p/>
          </table:table-cell>
          <table:table-cell table:formula="of:=IF([chapter1.G33]=&quot;&quot;;&quot;&quot;;[chapter1.G33])" office:value-type="float" office:value="8" calcext:value-type="float">
            <text:p>8</text:p>
          </table:table-cell>
          <table:table-cell table:formula="of:=IF([chapter1.H33]=&quot;&quot;;&quot;&quot;;[chapter1.H33])" office:value-type="float" office:value="10" calcext:value-type="float">
            <text:p>10</text:p>
          </table:table-cell>
          <table:table-cell table:formula="of:=IF([chapter1.I33]=&quot;&quot;;&quot;&quot;;[chapter1.I33])">
            <text:p/>
          </table:table-cell>
          <table:table-cell table:number-columns-repeated="3"/>
        </table:table-row>
        <table:table-row table:style-name="ro1">
          <table:table-cell table:formula="of:=VLOOKUP(VALUE([$chapter1.A34]);[.K$1:.L$6];2)" office:value-type="string" office:string-value="decrement" calcext:value-type="string">
            <text:p>decrement</text:p>
          </table:table-cell>
          <table:table-cell table:formula="of:=IF([chapter1.B34]=&quot;&quot;;&quot;&quot;;[chapter1.B34])" office:value-type="float" office:value="10" calcext:value-type="float">
            <text:p>10</text:p>
          </table:table-cell>
          <table:table-cell table:formula="of:=IF([chapter1.C34]=&quot;&quot;;&quot;&quot;;[chapter1.C34])">
            <text:p/>
          </table:table-cell>
          <table:table-cell table:formula="of:=IF([chapter1.D34]=&quot;&quot;;&quot;&quot;;[chapter1.D34])">
            <text:p/>
          </table:table-cell>
          <table:table-cell table:formula="of:=IF([chapter1.E34]=&quot;&quot;;&quot;&quot;;[chapter1.E34])">
            <text:p/>
          </table:table-cell>
          <table:table-cell table:formula="of:=IF([chapter1.F34]=&quot;&quot;;&quot;&quot;;[chapter1.F34])">
            <text:p/>
          </table:table-cell>
          <table:table-cell table:formula="of:=IF([chapter1.G34]=&quot;&quot;;&quot;&quot;;[chapter1.G34])" office:value-type="float" office:value="8" calcext:value-type="float">
            <text:p>8</text:p>
          </table:table-cell>
          <table:table-cell table:formula="of:=IF([chapter1.H34]=&quot;&quot;;&quot;&quot;;[chapter1.H34])" office:value-type="float" office:value="10" calcext:value-type="float">
            <text:p>10</text:p>
          </table:table-cell>
          <table:table-cell table:formula="of:=IF([chapter1.I34]=&quot;&quot;;&quot;&quot;;[chapter1.I34])">
            <text:p/>
          </table:table-cell>
          <table:table-cell table:number-columns-repeated="3"/>
        </table:table-row>
        <table:table-row table:style-name="ro1">
          <table:table-cell table:formula="of:=VLOOKUP(VALUE([$chapter1.A35]);[.K$1:.L$6];2)" office:value-type="string" office:string-value="increment" calcext:value-type="string">
            <text:p>increment</text:p>
          </table:table-cell>
          <table:table-cell table:formula="of:=IF([chapter1.B35]=&quot;&quot;;&quot;&quot;;[chapter1.B35])" office:value-type="float" office:value="0" calcext:value-type="float">
            <text:p>0</text:p>
          </table:table-cell>
          <table:table-cell table:formula="of:=IF([chapter1.C35]=&quot;&quot;;&quot;&quot;;[chapter1.C35])" office:value-type="float" office:value="19" calcext:value-type="float">
            <text:p>19</text:p>
          </table:table-cell>
          <table:table-cell table:formula="of:=IF([chapter1.D35]=&quot;&quot;;&quot;&quot;;[chapter1.D35])">
            <text:p/>
          </table:table-cell>
          <table:table-cell table:formula="of:=IF([chapter1.E35]=&quot;&quot;;&quot;&quot;;[chapter1.E35])">
            <text:p/>
          </table:table-cell>
          <table:table-cell table:formula="of:=IF([chapter1.F35]=&quot;&quot;;&quot;&quot;;[chapter1.F35])" office:value-type="float" office:value="20" calcext:value-type="float">
            <text:p>20</text:p>
          </table:table-cell>
          <table:table-cell table:formula="of:=IF([chapter1.G35]=&quot;&quot;;&quot;&quot;;[chapter1.G35])" office:value-type="float" office:value="0" calcext:value-type="float">
            <text:p>0</text:p>
          </table:table-cell>
          <table:table-cell table:formula="of:=IF([chapter1.H35]=&quot;&quot;;&quot;&quot;;[chapter1.H35])" office:value-type="float" office:value="20" calcext:value-type="float">
            <text:p>20</text:p>
          </table:table-cell>
          <table:table-cell table:formula="of:=IF([chapter1.I35]=&quot;&quot;;&quot;&quot;;[chapter1.I35])">
            <text:p/>
          </table:table-cell>
          <table:table-cell table:number-columns-repeated="3"/>
        </table:table-row>
        <table:table-row table:style-name="ro1">
          <table:table-cell table:formula="of:=VLOOKUP(VALUE([$chapter1.A36]);[.K$1:.L$6];2)" office:value-type="string" office:string-value="decrement" calcext:value-type="string">
            <text:p>decrement</text:p>
          </table:table-cell>
          <table:table-cell table:formula="of:=IF([chapter1.B36]=&quot;&quot;;&quot;&quot;;[chapter1.B36])" office:value-type="float" office:value="0" calcext:value-type="float">
            <text:p>0</text:p>
          </table:table-cell>
          <table:table-cell table:formula="of:=IF([chapter1.C36]=&quot;&quot;;&quot;&quot;;[chapter1.C36])" office:value-type="float" office:value="20" calcext:value-type="float">
            <text:p>20</text:p>
          </table:table-cell>
          <table:table-cell table:formula="of:=IF([chapter1.D36]=&quot;&quot;;&quot;&quot;;[chapter1.D36])">
            <text:p/>
          </table:table-cell>
          <table:table-cell table:formula="of:=IF([chapter1.E36]=&quot;&quot;;&quot;&quot;;[chapter1.E36])">
            <text:p/>
          </table:table-cell>
          <table:table-cell table:formula="of:=IF([chapter1.F36]=&quot;&quot;;&quot;&quot;;[chapter1.F36])" office:value-type="float" office:value="20" calcext:value-type="float">
            <text:p>20</text:p>
          </table:table-cell>
          <table:table-cell table:formula="of:=IF([chapter1.G36]=&quot;&quot;;&quot;&quot;;[chapter1.G36])" office:value-type="float" office:value="0" calcext:value-type="float">
            <text:p>0</text:p>
          </table:table-cell>
          <table:table-cell table:formula="of:=IF([chapter1.H36]=&quot;&quot;;&quot;&quot;;[chapter1.H36])" office:value-type="float" office:value="20" calcext:value-type="float">
            <text:p>20</text:p>
          </table:table-cell>
          <table:table-cell table:formula="of:=IF([chapter1.I36]=&quot;&quot;;&quot;&quot;;[chapter1.I36])">
            <text:p/>
          </table:table-cell>
          <table:table-cell table:number-columns-repeated="3"/>
        </table:table-row>
        <table:table-row table:style-name="ro1">
          <table:table-cell table:formula="of:=VLOOKUP(VALUE([$chapter1.A37]);[.K$1:.L$6];2)" office:value-type="string" office:string-value="increment" calcext:value-type="string">
            <text:p>increment</text:p>
          </table:table-cell>
          <table:table-cell table:formula="of:=IF([chapter1.B37]=&quot;&quot;;&quot;&quot;;[chapter1.B37])" office:value-type="float" office:value="0" calcext:value-type="float">
            <text:p>0</text:p>
          </table:table-cell>
          <table:table-cell table:formula="of:=IF([chapter1.C37]=&quot;&quot;;&quot;&quot;;[chapter1.C37])" office:value-type="float" office:value="98" calcext:value-type="float">
            <text:p>98</text:p>
          </table:table-cell>
          <table:table-cell table:formula="of:=IF([chapter1.D37]=&quot;&quot;;&quot;&quot;;[chapter1.D37])">
            <text:p/>
          </table:table-cell>
          <table:table-cell table:formula="of:=IF([chapter1.E37]=&quot;&quot;;&quot;&quot;;[chapter1.E37])">
            <text:p/>
          </table:table-cell>
          <table:table-cell table:formula="of:=IF([chapter1.F37]=&quot;&quot;;&quot;&quot;;[chapter1.F37])" office:value-type="float" office:value="40" calcext:value-type="float">
            <text:p>40</text:p>
          </table:table-cell>
          <table:table-cell table:formula="of:=IF([chapter1.G37]=&quot;&quot;;&quot;&quot;;[chapter1.G37])" office:value-type="float" office:value="0" calcext:value-type="float">
            <text:p>0</text:p>
          </table:table-cell>
          <table:table-cell table:formula="of:=IF([chapter1.H37]=&quot;&quot;;&quot;&quot;;[chapter1.H37])" office:value-type="float" office:value="99" calcext:value-type="float">
            <text:p>99</text:p>
          </table:table-cell>
          <table:table-cell table:formula="of:=IF([chapter1.I37]=&quot;&quot;;&quot;&quot;;[chapter1.I37])">
            <text:p/>
          </table:table-cell>
          <table:table-cell table:number-columns-repeated="3"/>
        </table:table-row>
        <table:table-row table:style-name="ro1">
          <table:table-cell table:formula="of:=VLOOKUP(VALUE([$chapter1.A38]);[.K$1:.L$6];2)" office:value-type="string" office:string-value="decrement" calcext:value-type="string">
            <text:p>decrement</text:p>
          </table:table-cell>
          <table:table-cell table:formula="of:=IF([chapter1.B38]=&quot;&quot;;&quot;&quot;;[chapter1.B38])" office:value-type="float" office:value="0" calcext:value-type="float">
            <text:p>0</text:p>
          </table:table-cell>
          <table:table-cell table:formula="of:=IF([chapter1.C38]=&quot;&quot;;&quot;&quot;;[chapter1.C38])" office:value-type="float" office:value="99" calcext:value-type="float">
            <text:p>99</text:p>
          </table:table-cell>
          <table:table-cell table:formula="of:=IF([chapter1.D38]=&quot;&quot;;&quot;&quot;;[chapter1.D38])">
            <text:p/>
          </table:table-cell>
          <table:table-cell table:formula="of:=IF([chapter1.E38]=&quot;&quot;;&quot;&quot;;[chapter1.E38])">
            <text:p/>
          </table:table-cell>
          <table:table-cell table:formula="of:=IF([chapter1.F38]=&quot;&quot;;&quot;&quot;;[chapter1.F38])" office:value-type="float" office:value="40" calcext:value-type="float">
            <text:p>40</text:p>
          </table:table-cell>
          <table:table-cell table:formula="of:=IF([chapter1.G38]=&quot;&quot;;&quot;&quot;;[chapter1.G38])" office:value-type="float" office:value="0" calcext:value-type="float">
            <text:p>0</text:p>
          </table:table-cell>
          <table:table-cell table:formula="of:=IF([chapter1.H38]=&quot;&quot;;&quot;&quot;;[chapter1.H38])" office:value-type="float" office:value="99" calcext:value-type="float">
            <text:p>99</text:p>
          </table:table-cell>
          <table:table-cell table:formula="of:=IF([chapter1.I38]=&quot;&quot;;&quot;&quot;;[chapter1.I38])">
            <text:p/>
          </table:table-cell>
          <table:table-cell table:number-columns-repeated="3"/>
        </table:table-row>
        <table:table-row table:style-name="ro1">
          <table:table-cell table:formula="of:=VLOOKUP(VALUE([$chapter1.A39]);[.K$1:.L$6];2)" office:value-type="float" office:value="0" calcext:value-type="float">
            <text:p/>
          </table:table-cell>
          <table:table-cell table:formula="of:=IF([chapter1.B39]=&quot;&quot;;&quot;&quot;;[chapter1.B39])">
            <text:p/>
          </table:table-cell>
          <table:table-cell table:formula="of:=IF([chapter1.C39]=&quot;&quot;;&quot;&quot;;[chapter1.C39])">
            <text:p/>
          </table:table-cell>
          <table:table-cell table:formula="of:=IF([chapter1.D39]=&quot;&quot;;&quot;&quot;;[chapter1.D39])">
            <text:p/>
          </table:table-cell>
          <table:table-cell table:formula="of:=IF([chapter1.E39]=&quot;&quot;;&quot;&quot;;[chapter1.E39])">
            <text:p/>
          </table:table-cell>
          <table:table-cell table:formula="of:=IF([chapter1.F39]=&quot;&quot;;&quot;&quot;;[chapter1.F39])">
            <text:p/>
          </table:table-cell>
          <table:table-cell table:formula="of:=IF([chapter1.G39]=&quot;&quot;;&quot;&quot;;[chapter1.G39])">
            <text:p/>
          </table:table-cell>
          <table:table-cell table:formula="of:=IF([chapter1.H39]=&quot;&quot;;&quot;&quot;;[chapter1.H39])">
            <text:p/>
          </table:table-cell>
          <table:table-cell table:formula="of:=IF([chapter1.I39]=&quot;&quot;;&quot;&quot;;[chapter1.I39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formula="of:=VLOOKUP(VALUE([$chapter1.A40]);[.K$1:.L$6];2)" office:value-type="string" office:string-value="negate" calcext:value-type="string">
            <text:p>negate</text:p>
          </table:table-cell>
          <table:table-cell table:formula="of:=IF([chapter1.B40]=&quot;&quot;;&quot;&quot;;[chapter1.B40])" office:value-type="float" office:value="-99" calcext:value-type="float">
            <text:p>-99</text:p>
          </table:table-cell>
          <table:table-cell table:formula="of:=IF([chapter1.C40]=&quot;&quot;;&quot;&quot;;[chapter1.C40])" office:value-type="float" office:value="99" calcext:value-type="float">
            <text:p>99</text:p>
          </table:table-cell>
          <table:table-cell table:formula="of:=IF([chapter1.D40]=&quot;&quot;;&quot;&quot;;[chapter1.D40])">
            <text:p/>
          </table:table-cell>
          <table:table-cell table:formula="of:=IF([chapter1.E40]=&quot;&quot;;&quot;&quot;;[chapter1.E40])">
            <text:p/>
          </table:table-cell>
          <table:table-cell table:formula="of:=IF([chapter1.F40]=&quot;&quot;;&quot;&quot;;[chapter1.F40])" office:value-type="float" office:value="8" calcext:value-type="float">
            <text:p>8</text:p>
          </table:table-cell>
          <table:table-cell table:formula="of:=IF([chapter1.G40]=&quot;&quot;;&quot;&quot;;[chapter1.G40])" office:value-type="float" office:value="-99" calcext:value-type="float">
            <text:p>-99</text:p>
          </table:table-cell>
          <table:table-cell table:formula="of:=IF([chapter1.H40]=&quot;&quot;;&quot;&quot;;[chapter1.H40])" office:value-type="float" office:value="99" calcext:value-type="float">
            <text:p>99</text:p>
          </table:table-cell>
          <table:table-cell table:formula="of:=IF([chapter1.I40]=&quot;&quot;;&quot;&quot;;[chapter1.I40])">
            <text:p/>
          </table:table-cell>
          <table:table-cell table:number-columns-repeated="3"/>
        </table:table-row>
        <table:table-row table:style-name="ro1">
          <table:table-cell table:formula="of:=VLOOKUP(VALUE([$chapter1.A41]);[.K$1:.L$6];2)" office:value-type="string" office:string-value="add" calcext:value-type="string">
            <text:p>add</text:p>
          </table:table-cell>
          <table:table-cell table:formula="of:=IF([chapter1.B41]=&quot;&quot;;&quot;&quot;;[chapter1.B41])" office:value-type="float" office:value="-49" calcext:value-type="float">
            <text:p>-49</text:p>
          </table:table-cell>
          <table:table-cell table:formula="of:=IF([chapter1.C41]=&quot;&quot;;&quot;&quot;;[chapter1.C41])" office:value-type="float" office:value="49" calcext:value-type="float">
            <text:p>49</text:p>
          </table:table-cell>
          <table:table-cell table:formula="of:=IF([chapter1.D41]=&quot;&quot;;&quot;&quot;;[chapter1.D41])" office:value-type="float" office:value="-49" calcext:value-type="float">
            <text:p>-49</text:p>
          </table:table-cell>
          <table:table-cell table:formula="of:=IF([chapter1.E41]=&quot;&quot;;&quot;&quot;;[chapter1.E41])" office:value-type="float" office:value="49" calcext:value-type="float">
            <text:p>49</text:p>
          </table:table-cell>
          <table:table-cell table:formula="of:=IF([chapter1.F41]=&quot;&quot;;&quot;&quot;;[chapter1.F41])" office:value-type="float" office:value="20" calcext:value-type="float">
            <text:p>20</text:p>
          </table:table-cell>
          <table:table-cell table:formula="of:=IF([chapter1.G41]=&quot;&quot;;&quot;&quot;;[chapter1.G41])" office:value-type="float" office:value="-99" calcext:value-type="float">
            <text:p>-99</text:p>
          </table:table-cell>
          <table:table-cell table:formula="of:=IF([chapter1.H41]=&quot;&quot;;&quot;&quot;;[chapter1.H41])" office:value-type="float" office:value="99" calcext:value-type="float">
            <text:p>99</text:p>
          </table:table-cell>
          <table:table-cell table:formula="of:=IF([chapter1.I41]=&quot;&quot;;&quot;&quot;;[chapter1.I41])">
            <text:p/>
          </table:table-cell>
          <table:table-cell table:number-columns-repeated="3"/>
        </table:table-row>
        <table:table-row table:style-name="ro1">
          <table:table-cell table:formula="of:=VLOOKUP(VALUE([$chapter1.A42]);[.K$1:.L$6];2)" office:value-type="float" office:value="0" calcext:value-type="float">
            <text:p/>
          </table:table-cell>
          <table:table-cell table:formula="of:=IF([chapter1.B42]=&quot;&quot;;&quot;&quot;;[chapter1.B42])">
            <text:p/>
          </table:table-cell>
          <table:table-cell table:formula="of:=IF([chapter1.C42]=&quot;&quot;;&quot;&quot;;[chapter1.C42])">
            <text:p/>
          </table:table-cell>
          <table:table-cell table:formula="of:=IF([chapter1.D42]=&quot;&quot;;&quot;&quot;;[chapter1.D42])">
            <text:p/>
          </table:table-cell>
          <table:table-cell table:formula="of:=IF([chapter1.E42]=&quot;&quot;;&quot;&quot;;[chapter1.E42])">
            <text:p/>
          </table:table-cell>
          <table:table-cell table:formula="of:=IF([chapter1.F42]=&quot;&quot;;&quot;&quot;;[chapter1.F42])">
            <text:p/>
          </table:table-cell>
          <table:table-cell table:formula="of:=IF([chapter1.G42]=&quot;&quot;;&quot;&quot;;[chapter1.G42])">
            <text:p/>
          </table:table-cell>
          <table:table-cell table:formula="of:=IF([chapter1.H42]=&quot;&quot;;&quot;&quot;;[chapter1.H42])">
            <text:p/>
          </table:table-cell>
          <table:table-cell table:formula="of:=IF([chapter1.I42]=&quot;&quot;;&quot;&quot;;[chapter1.I4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VLOOKUP(VALUE([$chapter1.A43]);[.K$1:.L$6];2)" office:value-type="string" office:string-value="add" calcext:value-type="string">
            <text:p>add</text:p>
          </table:table-cell>
          <table:table-cell table:formula="of:=IF([chapter1.B43]=&quot;&quot;;&quot;&quot;;[chapter1.B43])" office:value-type="float" office:value="0" calcext:value-type="float">
            <text:p>0</text:p>
          </table:table-cell>
          <table:table-cell table:formula="of:=IF([chapter1.C43]=&quot;&quot;;&quot;&quot;;[chapter1.C43])">
            <text:p/>
          </table:table-cell>
          <table:table-cell table:formula="of:=IF([chapter1.D43]=&quot;&quot;;&quot;&quot;;[chapter1.D43])" office:value-type="float" office:value="1" calcext:value-type="float">
            <text:p>1</text:p>
          </table:table-cell>
          <table:table-cell table:formula="of:=IF([chapter1.E43]=&quot;&quot;;&quot;&quot;;[chapter1.E43])">
            <text:p/>
          </table:table-cell>
          <table:table-cell table:formula="of:=IF([chapter1.F43]=&quot;&quot;;&quot;&quot;;[chapter1.F43])">
            <text:p/>
          </table:table-cell>
          <table:table-cell table:formula="of:=IF([chapter1.G43]=&quot;&quot;;&quot;&quot;;[chapter1.G43])" office:value-type="float" office:value="0" calcext:value-type="float">
            <text:p>0</text:p>
          </table:table-cell>
          <table:table-cell table:formula="of:=IF([chapter1.H43]=&quot;&quot;;&quot;&quot;;[chapter1.H43])" office:value-type="float" office:value="2" calcext:value-type="float">
            <text:p>2</text:p>
          </table:table-cell>
          <table:table-cell table:formula="of:=IF([chapter1.I43]=&quot;&quot;;&quot;&quot;;[chapter1.I43])">
            <text:p/>
          </table:table-cell>
          <table:table-cell table:number-columns-repeated="3"/>
        </table:table-row>
        <table:table-row table:style-name="ro1">
          <table:table-cell table:formula="of:=VLOOKUP(VALUE([$chapter1.A44]);[.K$1:.L$6];2)" office:value-type="string" office:string-value="add" calcext:value-type="string">
            <text:p>add</text:p>
          </table:table-cell>
          <table:table-cell table:formula="of:=IF([chapter1.B44]=&quot;&quot;;&quot;&quot;;[chapter1.B44])" office:value-type="float" office:value="1" calcext:value-type="float">
            <text:p>1</text:p>
          </table:table-cell>
          <table:table-cell table:formula="of:=IF([chapter1.C44]=&quot;&quot;;&quot;&quot;;[chapter1.C44])">
            <text:p/>
          </table:table-cell>
          <table:table-cell table:formula="of:=IF([chapter1.D44]=&quot;&quot;;&quot;&quot;;[chapter1.D44])" office:value-type="float" office:value="1" calcext:value-type="float">
            <text:p>1</text:p>
          </table:table-cell>
          <table:table-cell table:formula="of:=IF([chapter1.E44]=&quot;&quot;;&quot;&quot;;[chapter1.E44])">
            <text:p/>
          </table:table-cell>
          <table:table-cell table:formula="of:=IF([chapter1.F44]=&quot;&quot;;&quot;&quot;;[chapter1.F44])">
            <text:p/>
          </table:table-cell>
          <table:table-cell table:formula="of:=IF([chapter1.G44]=&quot;&quot;;&quot;&quot;;[chapter1.G44])" office:value-type="float" office:value="0" calcext:value-type="float">
            <text:p>0</text:p>
          </table:table-cell>
          <table:table-cell table:formula="of:=IF([chapter1.H44]=&quot;&quot;;&quot;&quot;;[chapter1.H44])" office:value-type="float" office:value="4" calcext:value-type="float">
            <text:p>4</text:p>
          </table:table-cell>
          <table:table-cell table:formula="of:=IF([chapter1.I44]=&quot;&quot;;&quot;&quot;;[chapter1.I44])">
            <text:p/>
          </table:table-cell>
          <table:table-cell table:number-columns-repeated="3"/>
        </table:table-row>
        <table:table-row table:style-name="ro1">
          <table:table-cell table:formula="of:=VLOOKUP(VALUE([$chapter1.A45]);[.K$1:.L$6];2)" office:value-type="string" office:string-value="add" calcext:value-type="string">
            <text:p>add</text:p>
          </table:table-cell>
          <table:table-cell table:formula="of:=IF([chapter1.B45]=&quot;&quot;;&quot;&quot;;[chapter1.B45])" office:value-type="float" office:value="2" calcext:value-type="float">
            <text:p>2</text:p>
          </table:table-cell>
          <table:table-cell table:formula="of:=IF([chapter1.C45]=&quot;&quot;;&quot;&quot;;[chapter1.C45])">
            <text:p/>
          </table:table-cell>
          <table:table-cell table:formula="of:=IF([chapter1.D45]=&quot;&quot;;&quot;&quot;;[chapter1.D45])" office:value-type="float" office:value="1" calcext:value-type="float">
            <text:p>1</text:p>
          </table:table-cell>
          <table:table-cell table:formula="of:=IF([chapter1.E45]=&quot;&quot;;&quot;&quot;;[chapter1.E45])">
            <text:p/>
          </table:table-cell>
          <table:table-cell table:formula="of:=IF([chapter1.F45]=&quot;&quot;;&quot;&quot;;[chapter1.F45])">
            <text:p/>
          </table:table-cell>
          <table:table-cell table:formula="of:=IF([chapter1.G45]=&quot;&quot;;&quot;&quot;;[chapter1.G45])" office:value-type="float" office:value="0" calcext:value-type="float">
            <text:p>0</text:p>
          </table:table-cell>
          <table:table-cell table:formula="of:=IF([chapter1.H45]=&quot;&quot;;&quot;&quot;;[chapter1.H45])" office:value-type="float" office:value="6" calcext:value-type="float">
            <text:p>6</text:p>
          </table:table-cell>
          <table:table-cell table:formula="of:=IF([chapter1.I45]=&quot;&quot;;&quot;&quot;;[chapter1.I45])">
            <text:p/>
          </table:table-cell>
          <table:table-cell table:number-columns-repeated="3"/>
        </table:table-row>
        <table:table-row table:style-name="ro1">
          <table:table-cell table:formula="of:=VLOOKUP(VALUE([$chapter1.A46]);[.K$1:.L$6];2)" office:value-type="string" office:string-value="increment" calcext:value-type="string">
            <text:p>increment</text:p>
          </table:table-cell>
          <table:table-cell table:formula="of:=IF([chapter1.B46]=&quot;&quot;;&quot;&quot;;[chapter1.B46])" office:value-type="float" office:value="0" calcext:value-type="float">
            <text:p>0</text:p>
          </table:table-cell>
          <table:table-cell table:formula="of:=IF([chapter1.C46]=&quot;&quot;;&quot;&quot;;[chapter1.C46])">
            <text:p/>
          </table:table-cell>
          <table:table-cell table:formula="of:=IF([chapter1.D46]=&quot;&quot;;&quot;&quot;;[chapter1.D46])">
            <text:p/>
          </table:table-cell>
          <table:table-cell table:formula="of:=IF([chapter1.E46]=&quot;&quot;;&quot;&quot;;[chapter1.E46])">
            <text:p/>
          </table:table-cell>
          <table:table-cell table:formula="of:=IF([chapter1.F46]=&quot;&quot;;&quot;&quot;;[chapter1.F46])">
            <text:p/>
          </table:table-cell>
          <table:table-cell table:formula="of:=IF([chapter1.G46]=&quot;&quot;;&quot;&quot;;[chapter1.G46])" office:value-type="float" office:value="0" calcext:value-type="float">
            <text:p>0</text:p>
          </table:table-cell>
          <table:table-cell table:formula="of:=IF([chapter1.H46]=&quot;&quot;;&quot;&quot;;[chapter1.H46])" office:value-type="float" office:value="6" calcext:value-type="float">
            <text:p>6</text:p>
          </table:table-cell>
          <table:table-cell table:formula="of:=IF([chapter1.I46]=&quot;&quot;;&quot;&quot;;[chapter1.I46])">
            <text:p/>
          </table:table-cell>
          <table:table-cell table:number-columns-repeated="3"/>
        </table:table-row>
        <table:table-row table:style-name="ro1">
          <table:table-cell table:formula="of:=VLOOKUP(VALUE([$chapter1.A47]);[.K$1:.L$6];2)" office:value-type="string" office:string-value="increment" calcext:value-type="string">
            <text:p>increment</text:p>
          </table:table-cell>
          <table:table-cell table:formula="of:=IF([chapter1.B47]=&quot;&quot;;&quot;&quot;;[chapter1.B47])" office:value-type="float" office:value="1" calcext:value-type="float">
            <text:p>1</text:p>
          </table:table-cell>
          <table:table-cell table:formula="of:=IF([chapter1.C47]=&quot;&quot;;&quot;&quot;;[chapter1.C47])">
            <text:p/>
          </table:table-cell>
          <table:table-cell table:formula="of:=IF([chapter1.D47]=&quot;&quot;;&quot;&quot;;[chapter1.D47])">
            <text:p/>
          </table:table-cell>
          <table:table-cell table:formula="of:=IF([chapter1.E47]=&quot;&quot;;&quot;&quot;;[chapter1.E47])">
            <text:p/>
          </table:table-cell>
          <table:table-cell table:formula="of:=IF([chapter1.F47]=&quot;&quot;;&quot;&quot;;[chapter1.F47])">
            <text:p/>
          </table:table-cell>
          <table:table-cell table:formula="of:=IF([chapter1.G47]=&quot;&quot;;&quot;&quot;;[chapter1.G47])" office:value-type="float" office:value="0" calcext:value-type="float">
            <text:p>0</text:p>
          </table:table-cell>
          <table:table-cell table:formula="of:=IF([chapter1.H47]=&quot;&quot;;&quot;&quot;;[chapter1.H47])" office:value-type="float" office:value="6" calcext:value-type="float">
            <text:p>6</text:p>
          </table:table-cell>
          <table:table-cell table:formula="of:=IF([chapter1.I47]=&quot;&quot;;&quot;&quot;;[chapter1.I47])">
            <text:p/>
          </table:table-cell>
          <table:table-cell table:number-columns-repeated="3"/>
        </table:table-row>
        <table:table-row table:style-name="ro1">
          <table:table-cell table:formula="of:=VLOOKUP(VALUE([$chapter1.A48]);[.K$1:.L$6];2)" office:value-type="string" office:string-value="increment" calcext:value-type="string">
            <text:p>increment</text:p>
          </table:table-cell>
          <table:table-cell table:formula="of:=IF([chapter1.B48]=&quot;&quot;;&quot;&quot;;[chapter1.B48])" office:value-type="float" office:value="2" calcext:value-type="float">
            <text:p>2</text:p>
          </table:table-cell>
          <table:table-cell table:formula="of:=IF([chapter1.C48]=&quot;&quot;;&quot;&quot;;[chapter1.C48])">
            <text:p/>
          </table:table-cell>
          <table:table-cell table:formula="of:=IF([chapter1.D48]=&quot;&quot;;&quot;&quot;;[chapter1.D48])">
            <text:p/>
          </table:table-cell>
          <table:table-cell table:formula="of:=IF([chapter1.E48]=&quot;&quot;;&quot;&quot;;[chapter1.E48])">
            <text:p/>
          </table:table-cell>
          <table:table-cell table:formula="of:=IF([chapter1.F48]=&quot;&quot;;&quot;&quot;;[chapter1.F48])">
            <text:p/>
          </table:table-cell>
          <table:table-cell table:formula="of:=IF([chapter1.G48]=&quot;&quot;;&quot;&quot;;[chapter1.G48])" office:value-type="float" office:value="0" calcext:value-type="float">
            <text:p>0</text:p>
          </table:table-cell>
          <table:table-cell table:formula="of:=IF([chapter1.H48]=&quot;&quot;;&quot;&quot;;[chapter1.H48])" office:value-type="float" office:value="6" calcext:value-type="float">
            <text:p>6</text:p>
          </table:table-cell>
          <table:table-cell table:formula="of:=IF([chapter1.I48]=&quot;&quot;;&quot;&quot;;[chapter1.I48])">
            <text:p/>
          </table:table-cell>
          <table:table-cell table:number-columns-repeated="3"/>
        </table:table-row>
        <table:table-row table:style-name="ro1">
          <table:table-cell table:formula="of:=VLOOKUP(VALUE([$chapter1.A49]);[.K$1:.L$6];2)" office:value-type="string" office:string-value="multiply" calcext:value-type="string">
            <text:p>multiply</text:p>
          </table:table-cell>
          <table:table-cell table:formula="of:=IF([chapter1.B49]=&quot;&quot;;&quot;&quot;;[chapter1.B49])" office:value-type="float" office:value="0" calcext:value-type="float">
            <text:p>0</text:p>
          </table:table-cell>
          <table:table-cell table:formula="of:=IF([chapter1.C49]=&quot;&quot;;&quot;&quot;;[chapter1.C49])">
            <text:p/>
          </table:table-cell>
          <table:table-cell table:formula="of:=IF([chapter1.D49]=&quot;&quot;;&quot;&quot;;[chapter1.D49])" office:value-type="float" office:value="0" calcext:value-type="float">
            <text:p>0</text:p>
          </table:table-cell>
          <table:table-cell table:formula="of:=IF([chapter1.E49]=&quot;&quot;;&quot;&quot;;[chapter1.E49])">
            <text:p/>
          </table:table-cell>
          <table:table-cell table:formula="of:=IF([chapter1.F49]=&quot;&quot;;&quot;&quot;;[chapter1.F49])">
            <text:p/>
          </table:table-cell>
          <table:table-cell table:formula="of:=IF([chapter1.G49]=&quot;&quot;;&quot;&quot;;[chapter1.G49])" office:value-type="float" office:value="-2" calcext:value-type="float">
            <text:p>-2</text:p>
          </table:table-cell>
          <table:table-cell table:formula="of:=IF([chapter1.H49]=&quot;&quot;;&quot;&quot;;[chapter1.H49])" office:value-type="float" office:value="2" calcext:value-type="float">
            <text:p>2</text:p>
          </table:table-cell>
          <table:table-cell table:formula="of:=IF([chapter1.I49]=&quot;&quot;;&quot;&quot;;[chapter1.I49])">
            <text:p/>
          </table:table-cell>
          <table:table-cell table:number-columns-repeated="3"/>
        </table:table-row>
        <table:table-row table:style-name="ro1">
          <table:table-cell table:formula="of:=VLOOKUP(VALUE([$chapter1.A50]);[.K$1:.L$6];2)" office:value-type="string" office:string-value="multiply" calcext:value-type="string">
            <text:p>multiply</text:p>
          </table:table-cell>
          <table:table-cell table:formula="of:=IF([chapter1.B50]=&quot;&quot;;&quot;&quot;;[chapter1.B50])" office:value-type="float" office:value="0" calcext:value-type="float">
            <text:p>0</text:p>
          </table:table-cell>
          <table:table-cell table:formula="of:=IF([chapter1.C50]=&quot;&quot;;&quot;&quot;;[chapter1.C50])">
            <text:p/>
          </table:table-cell>
          <table:table-cell table:formula="of:=IF([chapter1.D50]=&quot;&quot;;&quot;&quot;;[chapter1.D50])" office:value-type="float" office:value="1" calcext:value-type="float">
            <text:p>1</text:p>
          </table:table-cell>
          <table:table-cell table:formula="of:=IF([chapter1.E50]=&quot;&quot;;&quot;&quot;;[chapter1.E50])">
            <text:p/>
          </table:table-cell>
          <table:table-cell table:formula="of:=IF([chapter1.F50]=&quot;&quot;;&quot;&quot;;[chapter1.F50])">
            <text:p/>
          </table:table-cell>
          <table:table-cell table:formula="of:=IF([chapter1.G50]=&quot;&quot;;&quot;&quot;;[chapter1.G50])" office:value-type="float" office:value="-2" calcext:value-type="float">
            <text:p>-2</text:p>
          </table:table-cell>
          <table:table-cell table:formula="of:=IF([chapter1.H50]=&quot;&quot;;&quot;&quot;;[chapter1.H50])" office:value-type="float" office:value="2" calcext:value-type="float">
            <text:p>2</text:p>
          </table:table-cell>
          <table:table-cell table:formula="of:=IF([chapter1.I50]=&quot;&quot;;&quot;&quot;;[chapter1.I50])">
            <text:p/>
          </table:table-cell>
          <table:table-cell table:number-columns-repeated="3"/>
        </table:table-row>
        <table:table-row table:style-name="ro1">
          <table:table-cell table:formula="of:=VLOOKUP(VALUE([$chapter1.A51]);[.K$1:.L$6];2)" office:value-type="string" office:string-value="multiply" calcext:value-type="string">
            <text:p>multiply</text:p>
          </table:table-cell>
          <table:table-cell table:formula="of:=IF([chapter1.B51]=&quot;&quot;;&quot;&quot;;[chapter1.B51])" office:value-type="float" office:value="1" calcext:value-type="float">
            <text:p>1</text:p>
          </table:table-cell>
          <table:table-cell table:formula="of:=IF([chapter1.C51]=&quot;&quot;;&quot;&quot;;[chapter1.C51])">
            <text:p/>
          </table:table-cell>
          <table:table-cell table:formula="of:=IF([chapter1.D51]=&quot;&quot;;&quot;&quot;;[chapter1.D51])" office:value-type="float" office:value="1" calcext:value-type="float">
            <text:p>1</text:p>
          </table:table-cell>
          <table:table-cell table:formula="of:=IF([chapter1.E51]=&quot;&quot;;&quot;&quot;;[chapter1.E51])">
            <text:p/>
          </table:table-cell>
          <table:table-cell table:formula="of:=IF([chapter1.F51]=&quot;&quot;;&quot;&quot;;[chapter1.F51])">
            <text:p/>
          </table:table-cell>
          <table:table-cell table:formula="of:=IF([chapter1.G51]=&quot;&quot;;&quot;&quot;;[chapter1.G51])" office:value-type="float" office:value="-2" calcext:value-type="float">
            <text:p>-2</text:p>
          </table:table-cell>
          <table:table-cell table:formula="of:=IF([chapter1.H51]=&quot;&quot;;&quot;&quot;;[chapter1.H51])" office:value-type="float" office:value="2" calcext:value-type="float">
            <text:p>2</text:p>
          </table:table-cell>
          <table:table-cell table:formula="of:=IF([chapter1.I51]=&quot;&quot;;&quot;&quot;;[chapter1.I51])">
            <text:p/>
          </table:table-cell>
          <table:table-cell table:number-columns-repeated="3"/>
        </table:table-row>
        <table:table-row table:style-name="ro1">
          <table:table-cell table:formula="of:=VLOOKUP(VALUE([$chapter1.A52]);[.K$1:.L$6];2)" office:value-type="string" office:string-value="multiply" calcext:value-type="string">
            <text:p>multiply</text:p>
          </table:table-cell>
          <table:table-cell table:formula="of:=IF([chapter1.B52]=&quot;&quot;;&quot;&quot;;[chapter1.B52])" office:value-type="float" office:value="1" calcext:value-type="float">
            <text:p>1</text:p>
          </table:table-cell>
          <table:table-cell table:formula="of:=IF([chapter1.C52]=&quot;&quot;;&quot;&quot;;[chapter1.C52])">
            <text:p/>
          </table:table-cell>
          <table:table-cell table:formula="of:=IF([chapter1.D52]=&quot;&quot;;&quot;&quot;;[chapter1.D52])" office:value-type="float" office:value="-1" calcext:value-type="float">
            <text:p>-1</text:p>
          </table:table-cell>
          <table:table-cell table:formula="of:=IF([chapter1.E52]=&quot;&quot;;&quot;&quot;;[chapter1.E52])">
            <text:p/>
          </table:table-cell>
          <table:table-cell table:formula="of:=IF([chapter1.F52]=&quot;&quot;;&quot;&quot;;[chapter1.F52])">
            <text:p/>
          </table:table-cell>
          <table:table-cell table:formula="of:=IF([chapter1.G52]=&quot;&quot;;&quot;&quot;;[chapter1.G52])" office:value-type="float" office:value="-2" calcext:value-type="float">
            <text:p>-2</text:p>
          </table:table-cell>
          <table:table-cell table:formula="of:=IF([chapter1.H52]=&quot;&quot;;&quot;&quot;;[chapter1.H52])" office:value-type="float" office:value="2" calcext:value-type="float">
            <text:p>2</text:p>
          </table:table-cell>
          <table:table-cell table:formula="of:=IF([chapter1.I52]=&quot;&quot;;&quot;&quot;;[chapter1.I52])">
            <text:p/>
          </table:table-cell>
          <table:table-cell table:number-columns-repeated="3"/>
        </table:table-row>
        <table:table-row table:style-name="ro1">
          <table:table-cell table:formula="of:=VLOOKUP(VALUE([$chapter1.A53]);[.K$1:.L$6];2)" office:value-type="string" office:string-value="multiply" calcext:value-type="string">
            <text:p>multiply</text:p>
          </table:table-cell>
          <table:table-cell table:formula="of:=IF([chapter1.B53]=&quot;&quot;;&quot;&quot;;[chapter1.B53])" office:value-type="float" office:value="-1" calcext:value-type="float">
            <text:p>-1</text:p>
          </table:table-cell>
          <table:table-cell table:formula="of:=IF([chapter1.C53]=&quot;&quot;;&quot;&quot;;[chapter1.C53])">
            <text:p/>
          </table:table-cell>
          <table:table-cell table:formula="of:=IF([chapter1.D53]=&quot;&quot;;&quot;&quot;;[chapter1.D53])" office:value-type="float" office:value="1" calcext:value-type="float">
            <text:p>1</text:p>
          </table:table-cell>
          <table:table-cell table:formula="of:=IF([chapter1.E53]=&quot;&quot;;&quot;&quot;;[chapter1.E53])">
            <text:p/>
          </table:table-cell>
          <table:table-cell table:formula="of:=IF([chapter1.F53]=&quot;&quot;;&quot;&quot;;[chapter1.F53])">
            <text:p/>
          </table:table-cell>
          <table:table-cell table:formula="of:=IF([chapter1.G53]=&quot;&quot;;&quot;&quot;;[chapter1.G53])" office:value-type="float" office:value="-2" calcext:value-type="float">
            <text:p>-2</text:p>
          </table:table-cell>
          <table:table-cell table:formula="of:=IF([chapter1.H53]=&quot;&quot;;&quot;&quot;;[chapter1.H53])" office:value-type="float" office:value="2" calcext:value-type="float">
            <text:p>2</text:p>
          </table:table-cell>
          <table:table-cell table:formula="of:=IF([chapter1.I53]=&quot;&quot;;&quot;&quot;;[chapter1.I53])">
            <text:p/>
          </table:table-cell>
          <table:table-cell table:number-columns-repeated="3"/>
        </table:table-row>
        <table:table-row table:style-name="ro1">
          <table:table-cell table:formula="of:=VLOOKUP(VALUE([$chapter1.A54]);[.K$1:.L$6];2)" office:value-type="string" office:string-value="multiply" calcext:value-type="string">
            <text:p>multiply</text:p>
          </table:table-cell>
          <table:table-cell table:formula="of:=IF([chapter1.B54]=&quot;&quot;;&quot;&quot;;[chapter1.B54])" office:value-type="float" office:value="-1" calcext:value-type="float">
            <text:p>-1</text:p>
          </table:table-cell>
          <table:table-cell table:formula="of:=IF([chapter1.C54]=&quot;&quot;;&quot;&quot;;[chapter1.C54])">
            <text:p/>
          </table:table-cell>
          <table:table-cell table:formula="of:=IF([chapter1.D54]=&quot;&quot;;&quot;&quot;;[chapter1.D54])" office:value-type="float" office:value="-1" calcext:value-type="float">
            <text:p>-1</text:p>
          </table:table-cell>
          <table:table-cell table:formula="of:=IF([chapter1.E54]=&quot;&quot;;&quot;&quot;;[chapter1.E54])">
            <text:p/>
          </table:table-cell>
          <table:table-cell table:formula="of:=IF([chapter1.F54]=&quot;&quot;;&quot;&quot;;[chapter1.F54])">
            <text:p/>
          </table:table-cell>
          <table:table-cell table:formula="of:=IF([chapter1.G54]=&quot;&quot;;&quot;&quot;;[chapter1.G54])" office:value-type="float" office:value="-2" calcext:value-type="float">
            <text:p>-2</text:p>
          </table:table-cell>
          <table:table-cell table:formula="of:=IF([chapter1.H54]=&quot;&quot;;&quot;&quot;;[chapter1.H54])" office:value-type="float" office:value="2" calcext:value-type="float">
            <text:p>2</text:p>
          </table:table-cell>
          <table:table-cell table:formula="of:=IF([chapter1.I54]=&quot;&quot;;&quot;&quot;;[chapter1.I54])">
            <text:p/>
          </table:table-cell>
          <table:table-cell table:number-columns-repeated="3"/>
        </table:table-row>
        <table:table-row table:style-name="ro1">
          <table:table-cell table:formula="of:=VLOOKUP(VALUE([$chapter1.A55]);[.K$1:.L$6];2)" office:value-type="string" office:string-value="multiply" calcext:value-type="string">
            <text:p>multiply</text:p>
          </table:table-cell>
          <table:table-cell table:formula="of:=IF([chapter1.B55]=&quot;&quot;;&quot;&quot;;[chapter1.B55])" office:value-type="float" office:value="1" calcext:value-type="float">
            <text:p>1</text:p>
          </table:table-cell>
          <table:table-cell table:formula="of:=IF([chapter1.C55]=&quot;&quot;;&quot;&quot;;[chapter1.C55])" office:value-type="float" office:value="9" calcext:value-type="float">
            <text:p>9</text:p>
          </table:table-cell>
          <table:table-cell table:formula="of:=IF([chapter1.D55]=&quot;&quot;;&quot;&quot;;[chapter1.D55])" office:value-type="float" office:value="1" calcext:value-type="float">
            <text:p>1</text:p>
          </table:table-cell>
          <table:table-cell table:formula="of:=IF([chapter1.E55]=&quot;&quot;;&quot;&quot;;[chapter1.E55])" office:value-type="float" office:value="10" calcext:value-type="float">
            <text:p>10</text:p>
          </table:table-cell>
          <table:table-cell table:formula="of:=IF([chapter1.F55]=&quot;&quot;;&quot;&quot;;[chapter1.F55])">
            <text:p/>
          </table:table-cell>
          <table:table-cell table:formula="of:=IF([chapter1.G55]=&quot;&quot;;&quot;&quot;;[chapter1.G55])" office:value-type="float" office:value="0" calcext:value-type="float">
            <text:p>0</text:p>
          </table:table-cell>
          <table:table-cell table:formula="of:=IF([chapter1.H55]=&quot;&quot;;&quot;&quot;;[chapter1.H55])" office:value-type="float" office:value="99" calcext:value-type="float">
            <text:p>99</text:p>
          </table:table-cell>
          <table:table-cell table:formula="of:=IF([chapter1.I55]=&quot;&quot;;&quot;&quot;;[chapter1.I55])">
            <text:p/>
          </table:table-cell>
          <table:table-cell table:number-columns-repeated="3"/>
        </table:table-row>
        <table:table-row table:style-name="ro1">
          <table:table-cell table:formula="of:=VLOOKUP(VALUE([$chapter1.A56]);[.K$1:.L$6];2)" office:value-type="string" office:string-value="multiply" calcext:value-type="string">
            <text:p>multiply</text:p>
          </table:table-cell>
          <table:table-cell table:formula="of:=IF([chapter1.B56]=&quot;&quot;;&quot;&quot;;[chapter1.B56])" office:value-type="float" office:value="1" calcext:value-type="float">
            <text:p>1</text:p>
          </table:table-cell>
          <table:table-cell table:formula="of:=IF([chapter1.C56]=&quot;&quot;;&quot;&quot;;[chapter1.C56])" office:value-type="float" office:value="9" calcext:value-type="float">
            <text:p>9</text:p>
          </table:table-cell>
          <table:table-cell table:formula="of:=IF([chapter1.D56]=&quot;&quot;;&quot;&quot;;[chapter1.D56])" office:value-type="float" office:value="1" calcext:value-type="float">
            <text:p>1</text:p>
          </table:table-cell>
          <table:table-cell table:formula="of:=IF([chapter1.E56]=&quot;&quot;;&quot;&quot;;[chapter1.E56])" office:value-type="float" office:value="10" calcext:value-type="float">
            <text:p>10</text:p>
          </table:table-cell>
          <table:table-cell table:formula="of:=IF([chapter1.F56]=&quot;&quot;;&quot;&quot;;[chapter1.F56])" office:value-type="float" office:value="100" calcext:value-type="float">
            <text:p>100</text:p>
          </table:table-cell>
          <table:table-cell table:formula="of:=IF([chapter1.G56]=&quot;&quot;;&quot;&quot;;[chapter1.G56])" office:value-type="float" office:value="0" calcext:value-type="float">
            <text:p>0</text:p>
          </table:table-cell>
          <table:table-cell table:formula="of:=IF([chapter1.H56]=&quot;&quot;;&quot;&quot;;[chapter1.H56])" office:value-type="float" office:value="99" calcext:value-type="float">
            <text:p>99</text:p>
          </table:table-cell>
          <table:table-cell table:formula="of:=IF([chapter1.I56]=&quot;&quot;;&quot;&quot;;[chapter1.I56])">
            <text:p/>
          </table:table-cell>
          <table:table-cell table:number-columns-repeated="3"/>
        </table:table-row>
        <table:table-row table:style-name="ro1">
          <table:table-cell table:formula="of:=VLOOKUP(VALUE([$chapter1.A57]);[.K$1:.L$6];2)" office:value-type="float" office:value="0" calcext:value-type="float">
            <text:p/>
          </table:table-cell>
          <table:table-cell table:formula="of:=IF([chapter1.B57]=&quot;&quot;;&quot;&quot;;[chapter1.B57])">
            <text:p/>
          </table:table-cell>
          <table:table-cell table:formula="of:=IF([chapter1.C57]=&quot;&quot;;&quot;&quot;;[chapter1.C57])">
            <text:p/>
          </table:table-cell>
          <table:table-cell table:formula="of:=IF([chapter1.D57]=&quot;&quot;;&quot;&quot;;[chapter1.D57])">
            <text:p/>
          </table:table-cell>
          <table:table-cell table:formula="of:=IF([chapter1.E57]=&quot;&quot;;&quot;&quot;;[chapter1.E57])">
            <text:p/>
          </table:table-cell>
          <table:table-cell table:formula="of:=IF([chapter1.F57]=&quot;&quot;;&quot;&quot;;[chapter1.F57])">
            <text:p/>
          </table:table-cell>
          <table:table-cell table:formula="of:=IF([chapter1.G57]=&quot;&quot;;&quot;&quot;;[chapter1.G57])">
            <text:p/>
          </table:table-cell>
          <table:table-cell table:formula="of:=IF([chapter1.H57]=&quot;&quot;;&quot;&quot;;[chapter1.H57])">
            <text:p/>
          </table:table-cell>
          <table:table-cell table:formula="of:=IF([chapter1.I57]=&quot;&quot;;&quot;&quot;;[chapter1.I57])">
            <text:p/>
          </table:table-cell>
          <table:table-cell table:number-columns-repeated="3"/>
        </table:table-row>
        <table:table-row table:style-name="ro1">
          <table:table-cell table:formula="of:=VLOOKUP(VALUE([$chapter1.A58]);[.K$1:.L$6];2)" office:value-type="float" office:value="0" calcext:value-type="float">
            <text:p/>
          </table:table-cell>
          <table:table-cell table:formula="of:=IF([chapter1.B58]=&quot;&quot;;&quot;&quot;;[chapter1.B58])">
            <text:p/>
          </table:table-cell>
          <table:table-cell table:formula="of:=IF([chapter1.C58]=&quot;&quot;;&quot;&quot;;[chapter1.C58])">
            <text:p/>
          </table:table-cell>
          <table:table-cell table:formula="of:=IF([chapter1.D58]=&quot;&quot;;&quot;&quot;;[chapter1.D58])">
            <text:p/>
          </table:table-cell>
          <table:table-cell table:formula="of:=IF([chapter1.E58]=&quot;&quot;;&quot;&quot;;[chapter1.E58])">
            <text:p/>
          </table:table-cell>
          <table:table-cell table:formula="of:=IF([chapter1.F58]=&quot;&quot;;&quot;&quot;;[chapter1.F58])">
            <text:p/>
          </table:table-cell>
          <table:table-cell table:formula="of:=IF([chapter1.G58]=&quot;&quot;;&quot;&quot;;[chapter1.G58])">
            <text:p/>
          </table:table-cell>
          <table:table-cell table:formula="of:=IF([chapter1.H58]=&quot;&quot;;&quot;&quot;;[chapter1.H58])">
            <text:p/>
          </table:table-cell>
          <table:table-cell table:formula="of:=IF([chapter1.I58]=&quot;&quot;;&quot;&quot;;[chapter1.I58])">
            <text:p/>
          </table:table-cell>
          <table:table-cell table:number-columns-repeated="3"/>
        </table:table-row>
        <table:table-row table:style-name="ro1">
          <table:table-cell table:formula="of:=VLOOKUP(VALUE([$chapter1.A59]);[.K$1:.L$6];2)" office:value-type="float" office:value="0" calcext:value-type="float">
            <text:p/>
          </table:table-cell>
          <table:table-cell table:formula="of:=IF([chapter1.B59]=&quot;&quot;;&quot;&quot;;[chapter1.B59])">
            <text:p/>
          </table:table-cell>
          <table:table-cell table:formula="of:=IF([chapter1.C59]=&quot;&quot;;&quot;&quot;;[chapter1.C59])">
            <text:p/>
          </table:table-cell>
          <table:table-cell table:formula="of:=IF([chapter1.D59]=&quot;&quot;;&quot;&quot;;[chapter1.D59])">
            <text:p/>
          </table:table-cell>
          <table:table-cell table:formula="of:=IF([chapter1.E59]=&quot;&quot;;&quot;&quot;;[chapter1.E59])">
            <text:p/>
          </table:table-cell>
          <table:table-cell table:formula="of:=IF([chapter1.F59]=&quot;&quot;;&quot;&quot;;[chapter1.F59])">
            <text:p/>
          </table:table-cell>
          <table:table-cell table:formula="of:=IF([chapter1.G59]=&quot;&quot;;&quot;&quot;;[chapter1.G59])">
            <text:p/>
          </table:table-cell>
          <table:table-cell table:formula="of:=IF([chapter1.H59]=&quot;&quot;;&quot;&quot;;[chapter1.H59])">
            <text:p/>
          </table:table-cell>
          <table:table-cell table:formula="of:=IF([chapter1.I59]=&quot;&quot;;&quot;&quot;;[chapter1.I59])">
            <text:p/>
          </table:table-cell>
          <table:table-cell table:number-columns-repeated="3"/>
        </table:table-row>
        <table:table-row table:style-name="ro1">
          <table:table-cell table:formula="of:=VLOOKUP(VALUE([$chapter1.A60]);[.K$1:.L$6];2)" office:value-type="float" office:value="0" calcext:value-type="float">
            <text:p/>
          </table:table-cell>
          <table:table-cell table:formula="of:=IF([chapter1.B60]=&quot;&quot;;&quot;&quot;;[chapter1.B60])">
            <text:p/>
          </table:table-cell>
          <table:table-cell table:formula="of:=IF([chapter1.C60]=&quot;&quot;;&quot;&quot;;[chapter1.C60])">
            <text:p/>
          </table:table-cell>
          <table:table-cell table:formula="of:=IF([chapter1.D60]=&quot;&quot;;&quot;&quot;;[chapter1.D60])">
            <text:p/>
          </table:table-cell>
          <table:table-cell table:formula="of:=IF([chapter1.E60]=&quot;&quot;;&quot;&quot;;[chapter1.E60])">
            <text:p/>
          </table:table-cell>
          <table:table-cell table:formula="of:=IF([chapter1.F60]=&quot;&quot;;&quot;&quot;;[chapter1.F60])">
            <text:p/>
          </table:table-cell>
          <table:table-cell table:formula="of:=IF([chapter1.G60]=&quot;&quot;;&quot;&quot;;[chapter1.G60])">
            <text:p/>
          </table:table-cell>
          <table:table-cell table:formula="of:=IF([chapter1.H60]=&quot;&quot;;&quot;&quot;;[chapter1.H60])">
            <text:p/>
          </table:table-cell>
          <table:table-cell table:formula="of:=IF([chapter1.I60]=&quot;&quot;;&quot;&quot;;[chapter1.I60])">
            <text:p/>
          </table:table-cell>
          <table:table-cell table:number-columns-repeated="3"/>
        </table:table-row>
        <table:table-row table:style-name="ro1">
          <table:table-cell table:formula="of:=VLOOKUP(VALUE([$chapter1.A61]);[.K$1:.L$6];2)" office:value-type="float" office:value="0" calcext:value-type="float">
            <text:p/>
          </table:table-cell>
          <table:table-cell table:formula="of:=IF([chapter1.B61]=&quot;&quot;;&quot;&quot;;[chapter1.B61])">
            <text:p/>
          </table:table-cell>
          <table:table-cell table:formula="of:=IF([chapter1.C61]=&quot;&quot;;&quot;&quot;;[chapter1.C61])">
            <text:p/>
          </table:table-cell>
          <table:table-cell table:formula="of:=IF([chapter1.D61]=&quot;&quot;;&quot;&quot;;[chapter1.D61])">
            <text:p/>
          </table:table-cell>
          <table:table-cell table:formula="of:=IF([chapter1.E61]=&quot;&quot;;&quot;&quot;;[chapter1.E61])">
            <text:p/>
          </table:table-cell>
          <table:table-cell table:formula="of:=IF([chapter1.F61]=&quot;&quot;;&quot;&quot;;[chapter1.F61])">
            <text:p/>
          </table:table-cell>
          <table:table-cell table:formula="of:=IF([chapter1.G61]=&quot;&quot;;&quot;&quot;;[chapter1.G61])">
            <text:p/>
          </table:table-cell>
          <table:table-cell table:formula="of:=IF([chapter1.H61]=&quot;&quot;;&quot;&quot;;[chapter1.H61])">
            <text:p/>
          </table:table-cell>
          <table:table-cell table:formula="of:=IF([chapter1.I61]=&quot;&quot;;&quot;&quot;;[chapter1.I61])">
            <text:p/>
          </table:table-cell>
          <table:table-cell table:number-columns-repeated="3"/>
        </table:table-row>
        <table:table-row table:style-name="ro1">
          <table:table-cell table:formula="of:=VLOOKUP(VALUE([$chapter1.A62]);[.K$1:.L$6];2)" office:value-type="float" office:value="0" calcext:value-type="float">
            <text:p/>
          </table:table-cell>
          <table:table-cell table:formula="of:=IF([chapter1.B62]=&quot;&quot;;&quot;&quot;;[chapter1.B62])">
            <text:p/>
          </table:table-cell>
          <table:table-cell table:formula="of:=IF([chapter1.C62]=&quot;&quot;;&quot;&quot;;[chapter1.C62])">
            <text:p/>
          </table:table-cell>
          <table:table-cell table:formula="of:=IF([chapter1.D62]=&quot;&quot;;&quot;&quot;;[chapter1.D62])">
            <text:p/>
          </table:table-cell>
          <table:table-cell table:formula="of:=IF([chapter1.E62]=&quot;&quot;;&quot;&quot;;[chapter1.E62])">
            <text:p/>
          </table:table-cell>
          <table:table-cell table:formula="of:=IF([chapter1.F62]=&quot;&quot;;&quot;&quot;;[chapter1.F62])">
            <text:p/>
          </table:table-cell>
          <table:table-cell table:formula="of:=IF([chapter1.G62]=&quot;&quot;;&quot;&quot;;[chapter1.G62])">
            <text:p/>
          </table:table-cell>
          <table:table-cell table:formula="of:=IF([chapter1.H62]=&quot;&quot;;&quot;&quot;;[chapter1.H62])">
            <text:p/>
          </table:table-cell>
          <table:table-cell table:formula="of:=IF([chapter1.I62]=&quot;&quot;;&quot;&quot;;[chapter1.I62])">
            <text:p/>
          </table:table-cell>
          <table:table-cell table:number-columns-repeated="3"/>
        </table:table-row>
        <table:table-row table:style-name="ro1">
          <table:table-cell table:formula="of:=VLOOKUP(VALUE([$chapter1.A63]);[.K$1:.L$6];2)" office:value-type="float" office:value="0" calcext:value-type="float">
            <text:p/>
          </table:table-cell>
          <table:table-cell table:formula="of:=IF([chapter1.B63]=&quot;&quot;;&quot;&quot;;[chapter1.B63])">
            <text:p/>
          </table:table-cell>
          <table:table-cell table:formula="of:=IF([chapter1.C63]=&quot;&quot;;&quot;&quot;;[chapter1.C63])">
            <text:p/>
          </table:table-cell>
          <table:table-cell table:formula="of:=IF([chapter1.D63]=&quot;&quot;;&quot;&quot;;[chapter1.D63])">
            <text:p/>
          </table:table-cell>
          <table:table-cell table:formula="of:=IF([chapter1.E63]=&quot;&quot;;&quot;&quot;;[chapter1.E63])">
            <text:p/>
          </table:table-cell>
          <table:table-cell table:formula="of:=IF([chapter1.F63]=&quot;&quot;;&quot;&quot;;[chapter1.F63])">
            <text:p/>
          </table:table-cell>
          <table:table-cell table:formula="of:=IF([chapter1.G63]=&quot;&quot;;&quot;&quot;;[chapter1.G63])">
            <text:p/>
          </table:table-cell>
          <table:table-cell table:formula="of:=IF([chapter1.H63]=&quot;&quot;;&quot;&quot;;[chapter1.H63])">
            <text:p/>
          </table:table-cell>
          <table:table-cell table:formula="of:=IF([chapter1.I63]=&quot;&quot;;&quot;&quot;;[chapter1.I63])">
            <text:p/>
          </table:table-cell>
          <table:table-cell table:number-columns-repeated="3"/>
        </table:table-row>
      </table:table>
      <table:table table:name="unrolled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/00/0000</text:date>, <text:time style:data-style-name="N2" text:time-value="00:10:25.762353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4T02:14:56.998927840</dc:date>
    <meta:editing-duration>PT2H39M28S</meta:editing-duration>
    <meta:editing-cycles>12</meta:editing-cycles>
    <meta:generator>LibreOffice/5.1.6.2$Linux_X86_64 LibreOffice_project/10m0$Build-2</meta:generator>
    <meta:document-statistic meta:table-count="3" meta:cell-count="854" meta:object-count="0"/>
  </office:meta>
</office:document-meta>
</file>